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2.561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MACD">
      <style:table-properties table:display="true" style:writing-mode="lr-tb"/>
    </style: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2" style:data-style-name="N8036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CD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>
            <text:p>Moving Average Convergence Divergence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<text:a xlink:href="http://investexcel.net/">http://investexcel.net</text:a>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Date</text:p>
          </table:table-cell>
          <table:table-cell table:style-name="ce9" office:value-type="string">
            <text:p>Close</text:p>
          </table:table-cell>
          <table:table-cell table:style-name="ce10" office:value-type="string">
            <text:p>12 Day EMA</text:p>
          </table:table-cell>
          <table:table-cell table:style-name="ce10" office:value-type="string">
            <text:p>26 Day EMA</text:p>
          </table:table-cell>
          <table:table-cell table:style-name="ce10" office:value-type="string">
            <text:p>MACD</text:p>
          </table:table-cell>
          <table:table-cell table:style-name="ce10" office:value-type="string">
            <text:p>Signal</text:p>
          </table:table-cell>
          <table:table-cell table:style-name="ce11" office:value-type="string">
            <text:p>Histogram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08-17</text:p>
          </table:table-cell>
          <table:table-cell table:style-name="ce6" office:value-type="float" office:value="215">
            <text:p>21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18</text:p>
          </table:table-cell>
          <table:table-cell table:style-name="ce6" office:value-type="float" office:value="216.5">
            <text:p>216,5</text:p>
          </table:table-cell>
          <table:table-cell table:number-columns-repeated="10"/>
          <table:table-cell>
            <draw:frame table:end-cell-address="MACD.T24" table:end-x="0.709cm" table:end-y="0.263cm" draw:z-index="1" draw:name="Chart 3" draw:style-name="gr1" draw:text-style-name="P1" svg:width="11.817cm" svg:height="8.724cm" svg:x="1.451cm" svg:y="0.427cm">
              <draw:object draw:notify-on-update-of-ranges="MACD.A5:MACD.A70 MACD.C4:MACD.C4 MACD.C5:MACD.C70 MACD.D4:MACD.D4 MACD.D5:MACD.D7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3">
          <table:table-cell table:style-name="ce5" office:value-type="string">
            <text:p>2020-08-19</text:p>
          </table:table-cell>
          <table:table-cell table:style-name="ce6" office:value-type="float" office:value="218.5">
            <text:p>218,5</text:p>
          </table:table-cell>
          <table:table-cell table:number-columns-repeated="4"/>
          <table:table-cell>
            <draw:frame table:end-cell-address="MACD.M24" table:end-x="1.317cm" table:end-y="0.342cm" draw:z-index="0" draw:name="Chart 2" draw:style-name="gr1" draw:text-style-name="P1" svg:width="11.654cm" svg:height="8.696cm" svg:x="1.186cm" svg:y="0.041cm">
              <draw:object draw:notify-on-update-of-ranges="MACD.A30:MACD.A70 MACD.G4:MACD.G4 MACD.G30:MACD.G70 MACD.E4:MACD.E4 MACD.E30:MACD.E70 MACD.F4:MACD.F4 MACD.F30:MACD.F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5" office:value-type="string">
            <text:p>2020-08-20</text:p>
          </table:table-cell>
          <table:table-cell table:style-name="ce6" office:value-type="float" office:value="215.5">
            <text:p>215,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1</text:p>
          </table:table-cell>
          <table:table-cell table:style-name="ce6" office:value-type="float" office:value="225">
            <text:p>22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4</text:p>
          </table:table-cell>
          <table:table-cell table:style-name="ce6" office:value-type="float" office:value="230.5">
            <text:p>230,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5</text:p>
          </table:table-cell>
          <table:table-cell table:style-name="ce6" office:value-type="float" office:value="242">
            <text:p>242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6</text:p>
          </table:table-cell>
          <table:table-cell table:style-name="ce6" office:value-type="float" office:value="245">
            <text:p>24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7</text:p>
          </table:table-cell>
          <table:table-cell table:style-name="ce6" office:value-type="float" office:value="241.5">
            <text:p>241,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28</text:p>
          </table:table-cell>
          <table:table-cell table:style-name="ce6" office:value-type="float" office:value="242">
            <text:p>242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8-31</text:p>
          </table:table-cell>
          <table:table-cell table:style-name="ce6" office:value-type="float" office:value="237.5">
            <text:p>237,5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2020-09-01</text:p>
          </table:table-cell>
          <table:table-cell table:style-name="ce6" office:value-type="float" office:value="245">
            <text:p>245</text:p>
          </table:table-cell>
          <table:table-cell table:formula="of:=AVERAGE([.B5:.B16])" office:value-type="float" office:value="231.166666666667">
            <text:p>231,1666666667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2</text:p>
          </table:table-cell>
          <table:table-cell table:style-name="ce6" office:value-type="float" office:value="246">
            <text:p>246</text:p>
          </table:table-cell>
          <table:table-cell table:formula="of:=([.B17]*(2/(12+1))+[.C16]*(1-(2/(12+1))))" office:value-type="float" office:value="233.448717948718">
            <text:p>233,4487179487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3</text:p>
          </table:table-cell>
          <table:table-cell table:style-name="ce6" office:value-type="float" office:value="238.5">
            <text:p>238,5</text:p>
          </table:table-cell>
          <table:table-cell table:formula="of:=([.B18]*(2/(12+1))+[.C17]*(1-(2/(12+1))))" office:value-type="float" office:value="234.2258382643">
            <text:p>234,2258382643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4</text:p>
          </table:table-cell>
          <table:table-cell table:style-name="ce6" office:value-type="float" office:value="230.5">
            <text:p>230,5</text:p>
          </table:table-cell>
          <table:table-cell table:formula="of:=([.B19]*(2/(12+1))+[.C18]*(1-(2/(12+1))))" office:value-type="float" office:value="233.652632377484">
            <text:p>233,652632377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7</text:p>
          </table:table-cell>
          <table:table-cell table:style-name="ce6" office:value-type="float" office:value="236.5">
            <text:p>236,5</text:p>
          </table:table-cell>
          <table:table-cell table:formula="of:=([.B20]*(2/(12+1))+[.C19]*(1-(2/(12+1))))" office:value-type="float" office:value="234.090688934795">
            <text:p>234,090688934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8</text:p>
          </table:table-cell>
          <table:table-cell table:style-name="ce6" office:value-type="float" office:value="229.5">
            <text:p>229,5</text:p>
          </table:table-cell>
          <table:table-cell table:formula="of:=([.B21]*(2/(12+1))+[.C20]*(1-(2/(12+1))))" office:value-type="float" office:value="233.384429098672">
            <text:p>233,3844290987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09</text:p>
          </table:table-cell>
          <table:table-cell table:style-name="ce6" office:value-type="float" office:value="232.5">
            <text:p>232,5</text:p>
          </table:table-cell>
          <table:table-cell table:formula="of:=([.B22]*(2/(12+1))+[.C21]*(1-(2/(12+1))))" office:value-type="float" office:value="233.248363083492">
            <text:p>233,248363083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0</text:p>
          </table:table-cell>
          <table:table-cell table:style-name="ce6" office:value-type="float" office:value="230.5">
            <text:p>230,5</text:p>
          </table:table-cell>
          <table:table-cell table:formula="of:=([.B23]*(2/(12+1))+[.C22]*(1-(2/(12+1))))" office:value-type="float" office:value="232.825537993724">
            <text:p>232,8255379937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1</text:p>
          </table:table-cell>
          <table:table-cell table:style-name="ce6" office:value-type="float" office:value="230">
            <text:p>230</text:p>
          </table:table-cell>
          <table:table-cell table:formula="of:=([.B24]*(2/(12+1))+[.C23]*(1-(2/(12+1))))" office:value-type="float" office:value="232.390839840843">
            <text:p>232,390839840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4</text:p>
          </table:table-cell>
          <table:table-cell table:style-name="ce6" office:value-type="float" office:value="230.5">
            <text:p>230,5</text:p>
          </table:table-cell>
          <table:table-cell table:formula="of:=([.B25]*(2/(12+1))+[.C24]*(1-(2/(12+1))))" office:value-type="float" office:value="232.099941403791">
            <text:p>232,099941403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5</text:p>
          </table:table-cell>
          <table:table-cell table:style-name="ce6" office:value-type="float" office:value="233">
            <text:p>233</text:p>
          </table:table-cell>
          <table:table-cell table:formula="of:=([.B26]*(2/(12+1))+[.C25]*(1-(2/(12+1))))" office:value-type="float" office:value="232.238411957053">
            <text:p>232,238411957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6</text:p>
          </table:table-cell>
          <table:table-cell table:style-name="ce6" office:value-type="float" office:value="238.5">
            <text:p>238,5</text:p>
          </table:table-cell>
          <table:table-cell table:formula="of:=([.B27]*(2/(12+1))+[.C26]*(1-(2/(12+1))))" office:value-type="float" office:value="233.20173319443">
            <text:p>233,2017331944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7</text:p>
          </table:table-cell>
          <table:table-cell table:style-name="ce6" office:value-type="float" office:value="231.5">
            <text:p>231,5</text:p>
          </table:table-cell>
          <table:table-cell table:formula="of:=([.B28]*(2/(12+1))+[.C27]*(1-(2/(12+1))))" office:value-type="float" office:value="232.939928087595">
            <text:p>232,9399280876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18</text:p>
          </table:table-cell>
          <table:table-cell table:style-name="ce6" office:value-type="float" office:value="230">
            <text:p>230</text:p>
          </table:table-cell>
          <table:table-cell table:formula="of:=([.B29]*(2/(12+1))+[.C28]*(1-(2/(12+1))))" office:value-type="float" office:value="232.487631458734">
            <text:p>232,4876314587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2020-09-21</text:p>
          </table:table-cell>
          <table:table-cell table:style-name="ce6" office:value-type="float" office:value="227.5">
            <text:p>227,5</text:p>
          </table:table-cell>
          <table:table-cell table:formula="of:=([.B30]*(2/(12+1))+[.C29]*(1-(2/(12+1))))" office:value-type="float" office:value="231.720303542006">
            <text:p>231,720303542</text:p>
          </table:table-cell>
          <table:table-cell table:formula="of:=AVERAGE([.B5:.B30])" office:value-type="float" office:value="232.269230769231">
            <text:p>232,2692307692</text:p>
          </table:table-cell>
          <table:table-cell table:formula="of:=[.C30]-[.D30]" office:value-type="float" office:value="-0.548927227225221">
            <text:p>-0,5489272272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2</text:p>
          </table:table-cell>
          <table:table-cell table:style-name="ce6" office:value-type="float" office:value="231.5">
            <text:p>231,5</text:p>
          </table:table-cell>
          <table:table-cell table:formula="of:=([.B31]*(2/(12+1))+[.C30]*(1-(2/(12+1))))" office:value-type="float" office:value="231.686410689389">
            <text:p>231,6864106894</text:p>
          </table:table-cell>
          <table:table-cell table:formula="of:=[.B31]*(2/(26+1)) + [.D30]*(1-(2/(26+1)))" office:value-type="float" office:value="232.212250712251">
            <text:p>232,2122507123</text:p>
          </table:table-cell>
          <table:table-cell table:formula="of:=[.C31]-[.D31]" office:value-type="float" office:value="-0.525840022861416">
            <text:p>-0,5258400229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3</text:p>
          </table:table-cell>
          <table:table-cell table:style-name="ce6" office:value-type="float" office:value="234.5">
            <text:p>234,5</text:p>
          </table:table-cell>
          <table:table-cell table:formula="of:=([.B32]*(2/(12+1))+[.C31]*(1-(2/(12+1))))" office:value-type="float" office:value="232.119270583329">
            <text:p>232,1192705833</text:p>
          </table:table-cell>
          <table:table-cell table:formula="of:=[.B32]*(2/(26+1)) + [.D31]*(1-(2/(26+1)))" office:value-type="float" office:value="232.381713622454">
            <text:p>232,3817136225</text:p>
          </table:table-cell>
          <table:table-cell table:formula="of:=[.C32]-[.D32]" office:value-type="float" office:value="-0.262443039124975">
            <text:p>-0,262443039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4</text:p>
          </table:table-cell>
          <table:table-cell table:style-name="ce6" office:value-type="float" office:value="232">
            <text:p>232</text:p>
          </table:table-cell>
          <table:table-cell table:formula="of:=([.B33]*(2/(12+1))+[.C32]*(1-(2/(12+1))))" office:value-type="float" office:value="232.100921262817">
            <text:p>232,1009212628</text:p>
          </table:table-cell>
          <table:table-cell table:formula="of:=[.B33]*(2/(26+1)) + [.D32]*(1-(2/(26+1)))" office:value-type="float" office:value="232.35343853931">
            <text:p>232,3534385393</text:p>
          </table:table-cell>
          <table:table-cell table:formula="of:=[.C33]-[.D33]" office:value-type="float" office:value="-0.252517276492455">
            <text:p>-0,252517276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5</text:p>
          </table:table-cell>
          <table:table-cell table:style-name="ce6" office:value-type="float" office:value="230">
            <text:p>230</text:p>
          </table:table-cell>
          <table:table-cell table:formula="of:=([.B34]*(2/(12+1))+[.C33]*(1-(2/(12+1))))" office:value-type="float" office:value="231.777702606999">
            <text:p>231,777702607</text:p>
          </table:table-cell>
          <table:table-cell table:formula="of:=[.B34]*(2/(26+1)) + [.D33]*(1-(2/(26+1)))" office:value-type="float" office:value="232.17910975862">
            <text:p>232,1791097586</text:p>
          </table:table-cell>
          <table:table-cell table:formula="of:=[.C34]-[.D34]" office:value-type="float" office:value="-0.401407151620901">
            <text:p>-0,4014071516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8</text:p>
          </table:table-cell>
          <table:table-cell table:style-name="ce6" office:value-type="float" office:value="236.5">
            <text:p>236,5</text:p>
          </table:table-cell>
          <table:table-cell table:formula="of:=([.B35]*(2/(12+1))+[.C34]*(1-(2/(12+1))))" office:value-type="float" office:value="232.50420989823">
            <text:p>232,5042098982</text:p>
          </table:table-cell>
          <table:table-cell table:formula="of:=[.B35]*(2/(26+1)) + [.D34]*(1-(2/(26+1)))" office:value-type="float" office:value="232.499175702426">
            <text:p>232,4991757024</text:p>
          </table:table-cell>
          <table:table-cell table:formula="of:=[.C35]-[.D35]" office:value-type="float" office:value="0.00503419580411446">
            <text:p>0,0050341958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29</text:p>
          </table:table-cell>
          <table:table-cell table:style-name="ce6" office:value-type="float" office:value="236">
            <text:p>236</text:p>
          </table:table-cell>
          <table:table-cell table:formula="of:=([.B36]*(2/(12+1))+[.C35]*(1-(2/(12+1))))" office:value-type="float" office:value="233.042023760041">
            <text:p>233,04202376</text:p>
          </table:table-cell>
          <table:table-cell table:formula="of:=[.B36]*(2/(26+1)) + [.D35]*(1-(2/(26+1)))" office:value-type="float" office:value="232.758496020765">
            <text:p>232,7584960208</text:p>
          </table:table-cell>
          <table:table-cell table:formula="of:=[.C36]-[.D36]" office:value-type="float" office:value="0.283527739276053">
            <text:p>0,2835277393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09-30</text:p>
          </table:table-cell>
          <table:table-cell table:style-name="ce6" office:value-type="float" office:value="248">
            <text:p>248</text:p>
          </table:table-cell>
          <table:table-cell table:formula="of:=([.B37]*(2/(12+1))+[.C36]*(1-(2/(12+1))))" office:value-type="float" office:value="235.343250873881">
            <text:p>235,3432508739</text:p>
          </table:table-cell>
          <table:table-cell table:formula="of:=[.B37]*(2/(26+1)) + [.D36]*(1-(2/(26+1)))" office:value-type="float" office:value="233.887496315523">
            <text:p>233,8874963155</text:p>
          </table:table-cell>
          <table:table-cell table:formula="of:=[.C37]-[.D37]" office:value-type="float" office:value="1.45575455835774">
            <text:p>1,4557545584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2020-10-01</text:p>
          </table:table-cell>
          <table:table-cell table:style-name="ce6" office:value-type="float" office:value="248">
            <text:p>248</text:p>
          </table:table-cell>
          <table:table-cell table:formula="of:=([.B38]*(2/(12+1))+[.C37]*(1-(2/(12+1))))" office:value-type="float" office:value="237.29044304713">
            <text:p>237,2904430471</text:p>
          </table:table-cell>
          <table:table-cell table:formula="of:=[.B38]*(2/(26+1)) + [.D37]*(1-(2/(26+1)))" office:value-type="float" office:value="234.932866958818">
            <text:p>234,9328669588</text:p>
          </table:table-cell>
          <table:table-cell table:formula="of:=[.C38]-[.D38]" office:value-type="float" office:value="2.35757608831227">
            <text:p>2,3575760883</text:p>
          </table:table-cell>
          <table:table-cell table:formula="of:=AVERAGE([.E30:.E38])" office:value-type="float" office:value="0.234528651602801">
            <text:p>0,2345286516</text:p>
          </table:table-cell>
          <table:table-cell table:formula="of:=[.E38]-[.F38]" office:value-type="float" office:value="2.12304743670947">
            <text:p>2,1230474367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2</text:p>
          </table:table-cell>
          <table:table-cell table:style-name="ce6" office:value-type="float" office:value="247">
            <text:p>247</text:p>
          </table:table-cell>
          <table:table-cell table:formula="of:=([.B39]*(2/(12+1))+[.C38]*(1-(2/(12+1))))" office:value-type="float" office:value="238.784221039879">
            <text:p>238,7842210399</text:p>
          </table:table-cell>
          <table:table-cell table:formula="of:=[.B39]*(2/(26+1)) + [.D38]*(1-(2/(26+1)))" office:value-type="float" office:value="235.826728665572">
            <text:p>235,8267286656</text:p>
          </table:table-cell>
          <table:table-cell table:formula="of:=[.C39]-[.D39]" office:value-type="float" office:value="2.95749237430726">
            <text:p>2,9574923743</text:p>
          </table:table-cell>
          <table:table-cell table:formula="of:=([.E39]*(2/(9+1))+[.F38]*(1-(2/(9+1))))" office:value-type="float" office:value="0.779121396143694">
            <text:p>0,7791213961</text:p>
          </table:table-cell>
          <table:table-cell table:formula="of:=[.E39]-[.F39]" office:value-type="float" office:value="2.17837097816357">
            <text:p>2,178370978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5</text:p>
          </table:table-cell>
          <table:table-cell table:style-name="ce6" office:value-type="float" office:value="244">
            <text:p>244</text:p>
          </table:table-cell>
          <table:table-cell table:formula="of:=([.B40]*(2/(12+1))+[.C39]*(1-(2/(12+1))))" office:value-type="float" office:value="239.586648572205">
            <text:p>239,5866485722</text:p>
          </table:table-cell>
          <table:table-cell table:formula="of:=[.B40]*(2/(26+1)) + [.D39]*(1-(2/(26+1)))" office:value-type="float" office:value="236.432156171826">
            <text:p>236,4321561718</text:p>
          </table:table-cell>
          <table:table-cell table:formula="of:=[.C40]-[.D40]" office:value-type="float" office:value="3.15449240037964">
            <text:p>3,1544924004</text:p>
          </table:table-cell>
          <table:table-cell table:formula="of:=([.E40]*(2/(9+1))+[.F39]*(1-(2/(9+1))))" office:value-type="float" office:value="1.25419559699088">
            <text:p>1,254195597</text:p>
          </table:table-cell>
          <table:table-cell table:formula="of:=[.E40]-[.F40]" office:value-type="float" office:value="1.90029680338876">
            <text:p>1,900296803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6</text:p>
          </table:table-cell>
          <table:table-cell table:style-name="ce6" office:value-type="float" office:value="250">
            <text:p>250</text:p>
          </table:table-cell>
          <table:table-cell table:formula="of:=([.B41]*(2/(12+1))+[.C40]*(1-(2/(12+1))))" office:value-type="float" office:value="241.18870263802">
            <text:p>241,188702638</text:p>
          </table:table-cell>
          <table:table-cell table:formula="of:=[.B41]*(2/(26+1)) + [.D40]*(1-(2/(26+1)))" office:value-type="float" office:value="237.437181640579">
            <text:p>237,4371816406</text:p>
          </table:table-cell>
          <table:table-cell table:formula="of:=[.C41]-[.D41]" office:value-type="float" office:value="3.75152099744054">
            <text:p>3,7515209974</text:p>
          </table:table-cell>
          <table:table-cell table:formula="of:=([.E41]*(2/(9+1))+[.F40]*(1-(2/(9+1))))" office:value-type="float" office:value="1.75366067708081">
            <text:p>1,7536606771</text:p>
          </table:table-cell>
          <table:table-cell table:formula="of:=[.E41]-[.F41]" office:value-type="float" office:value="1.99786032035972">
            <text:p>1,997860320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7</text:p>
          </table:table-cell>
          <table:table-cell table:style-name="ce6" office:value-type="float" office:value="252.5">
            <text:p>252,5</text:p>
          </table:table-cell>
          <table:table-cell table:formula="of:=([.B42]*(2/(12+1))+[.C41]*(1-(2/(12+1))))" office:value-type="float" office:value="242.928902232171">
            <text:p>242,9289022322</text:p>
          </table:table-cell>
          <table:table-cell table:formula="of:=[.B42]*(2/(26+1)) + [.D41]*(1-(2/(26+1)))" office:value-type="float" office:value="238.552945963499">
            <text:p>238,5529459635</text:p>
          </table:table-cell>
          <table:table-cell table:formula="of:=[.C42]-[.D42]" office:value-type="float" office:value="4.37595626867127">
            <text:p>4,3759562687</text:p>
          </table:table-cell>
          <table:table-cell table:formula="of:=([.E42]*(2/(9+1))+[.F41]*(1-(2/(9+1))))" office:value-type="float" office:value="2.27811979539891">
            <text:p>2,2781197954</text:p>
          </table:table-cell>
          <table:table-cell table:formula="of:=[.E42]-[.F42]" office:value-type="float" office:value="2.09783647327237">
            <text:p>2,097836473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8</text:p>
          </table:table-cell>
          <table:table-cell table:style-name="ce6" office:value-type="float" office:value="255">
            <text:p>255</text:p>
          </table:table-cell>
          <table:table-cell table:formula="of:=([.B43]*(2/(12+1))+[.C42]*(1-(2/(12+1))))" office:value-type="float" office:value="244.785994196452">
            <text:p>244,7859941965</text:p>
          </table:table-cell>
          <table:table-cell table:formula="of:=[.B43]*(2/(26+1)) + [.D42]*(1-(2/(26+1)))" office:value-type="float" office:value="239.771246262499">
            <text:p>239,7712462625</text:p>
          </table:table-cell>
          <table:table-cell table:formula="of:=[.C43]-[.D43]" office:value-type="float" office:value="5.01474793395263">
            <text:p>5,014747934</text:p>
          </table:table-cell>
          <table:table-cell table:formula="of:=([.E43]*(2/(9+1))+[.F42]*(1-(2/(9+1))))" office:value-type="float" office:value="2.82544542310965">
            <text:p>2,8254454231</text:p>
          </table:table-cell>
          <table:table-cell table:formula="of:=[.E43]-[.F43]" office:value-type="float" office:value="2.18930251084298">
            <text:p>2,189302510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09</text:p>
          </table:table-cell>
          <table:table-cell table:style-name="ce6" office:value-type="float" office:value="254.5">
            <text:p>254,5</text:p>
          </table:table-cell>
          <table:table-cell table:formula="of:=([.B44]*(2/(12+1))+[.C43]*(1-(2/(12+1))))" office:value-type="float" office:value="246.280456627767">
            <text:p>246,2804566278</text:p>
          </table:table-cell>
          <table:table-cell table:formula="of:=[.B44]*(2/(26+1)) + [.D43]*(1-(2/(26+1)))" office:value-type="float" office:value="240.86226505787">
            <text:p>240,8622650579</text:p>
          </table:table-cell>
          <table:table-cell table:formula="of:=[.C44]-[.D44]" office:value-type="float" office:value="5.41819156989729">
            <text:p>5,4181915699</text:p>
          </table:table-cell>
          <table:table-cell table:formula="of:=([.E44]*(2/(9+1))+[.F43]*(1-(2/(9+1))))" office:value-type="float" office:value="3.34399465246718">
            <text:p>3,3439946525</text:p>
          </table:table-cell>
          <table:table-cell table:formula="of:=[.E44]-[.F44]" office:value-type="float" office:value="2.07419691743011">
            <text:p>2,074196917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2</text:p>
          </table:table-cell>
          <table:table-cell table:style-name="ce6" office:value-type="float" office:value="259.5">
            <text:p>259,5</text:p>
          </table:table-cell>
          <table:table-cell table:formula="of:=([.B45]*(2/(12+1))+[.C44]*(1-(2/(12+1))))" office:value-type="float" office:value="248.314232531188">
            <text:p>248,3142325312</text:p>
          </table:table-cell>
          <table:table-cell table:formula="of:=[.B45]*(2/(26+1)) + [.D44]*(1-(2/(26+1)))" office:value-type="float" office:value="242.242838016546">
            <text:p>242,2428380165</text:p>
          </table:table-cell>
          <table:table-cell table:formula="of:=[.C45]-[.D45]" office:value-type="float" office:value="6.07139451464141">
            <text:p>6,0713945146</text:p>
          </table:table-cell>
          <table:table-cell table:formula="of:=([.E45]*(2/(9+1))+[.F44]*(1-(2/(9+1))))" office:value-type="float" office:value="3.88947462490203">
            <text:p>3,8894746249</text:p>
          </table:table-cell>
          <table:table-cell table:formula="of:=[.E45]-[.F45]" office:value-type="float" office:value="2.18191988973939">
            <text:p>2,1819198897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3</text:p>
          </table:table-cell>
          <table:table-cell table:style-name="ce6" office:value-type="float" office:value="262.5">
            <text:p>262,5</text:p>
          </table:table-cell>
          <table:table-cell table:formula="of:=([.B46]*(2/(12+1))+[.C45]*(1-(2/(12+1))))" office:value-type="float" office:value="250.49665829562">
            <text:p>250,4966582956</text:p>
          </table:table-cell>
          <table:table-cell table:formula="of:=[.B46]*(2/(26+1)) + [.D45]*(1-(2/(26+1)))" office:value-type="float" office:value="243.743368533839">
            <text:p>243,7433685338</text:p>
          </table:table-cell>
          <table:table-cell table:formula="of:=[.C46]-[.D46]" office:value-type="float" office:value="6.75328976178122">
            <text:p>6,7532897618</text:p>
          </table:table-cell>
          <table:table-cell table:formula="of:=([.E46]*(2/(9+1))+[.F45]*(1-(2/(9+1))))" office:value-type="float" office:value="4.46223765227786">
            <text:p>4,4622376523</text:p>
          </table:table-cell>
          <table:table-cell table:formula="of:=[.E46]-[.F46]" office:value-type="float" office:value="2.29105210950335">
            <text:p>2,291052109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4</text:p>
          </table:table-cell>
          <table:table-cell table:style-name="ce6" office:value-type="float" office:value="262.5">
            <text:p>262,5</text:p>
          </table:table-cell>
          <table:table-cell table:formula="of:=([.B47]*(2/(12+1))+[.C46]*(1-(2/(12+1))))" office:value-type="float" office:value="252.34332625014">
            <text:p>252,3433262501</text:p>
          </table:table-cell>
          <table:table-cell table:formula="of:=[.B47]*(2/(26+1)) + [.D46]*(1-(2/(26+1)))" office:value-type="float" office:value="245.132748642444">
            <text:p>245,1327486424</text:p>
          </table:table-cell>
          <table:table-cell table:formula="of:=[.C47]-[.D47]" office:value-type="float" office:value="7.21057760769668">
            <text:p>7,2105776077</text:p>
          </table:table-cell>
          <table:table-cell table:formula="of:=([.E47]*(2/(9+1))+[.F46]*(1-(2/(9+1))))" office:value-type="float" office:value="5.01190564336163">
            <text:p>5,0119056434</text:p>
          </table:table-cell>
          <table:table-cell table:formula="of:=[.E47]-[.F47]" office:value-type="float" office:value="2.19867196433505">
            <text:p>2,198671964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5</text:p>
          </table:table-cell>
          <table:table-cell table:style-name="ce6" office:value-type="float" office:value="254.5">
            <text:p>254,5</text:p>
          </table:table-cell>
          <table:table-cell table:formula="of:=([.B48]*(2/(12+1))+[.C47]*(1-(2/(12+1))))" office:value-type="float" office:value="252.675122211657">
            <text:p>252,6751222117</text:p>
          </table:table-cell>
          <table:table-cell table:formula="of:=[.B48]*(2/(26+1)) + [.D47]*(1-(2/(26+1)))" office:value-type="float" office:value="245.826619113374">
            <text:p>245,8266191134</text:p>
          </table:table-cell>
          <table:table-cell table:formula="of:=[.C48]-[.D48]" office:value-type="float" office:value="6.84850309828346">
            <text:p>6,8485030983</text:p>
          </table:table-cell>
          <table:table-cell table:formula="of:=([.E48]*(2/(9+1))+[.F47]*(1-(2/(9+1))))" office:value-type="float" office:value="5.379225134346">
            <text:p>5,3792251343</text:p>
          </table:table-cell>
          <table:table-cell table:formula="of:=[.E48]-[.F48]" office:value-type="float" office:value="1.46927796393746">
            <text:p>1,469277963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6</text:p>
          </table:table-cell>
          <table:table-cell table:style-name="ce6" office:value-type="float" office:value="261">
            <text:p>261</text:p>
          </table:table-cell>
          <table:table-cell table:formula="of:=([.B49]*(2/(12+1))+[.C48]*(1-(2/(12+1))))" office:value-type="float" office:value="253.955872640633">
            <text:p>253,9558726406</text:p>
          </table:table-cell>
          <table:table-cell table:formula="of:=[.B49]*(2/(26+1)) + [.D48]*(1-(2/(26+1)))" office:value-type="float" office:value="246.950573253124">
            <text:p>246,9505732531</text:p>
          </table:table-cell>
          <table:table-cell table:formula="of:=[.C49]-[.D49]" office:value-type="float" office:value="7.00529938750918">
            <text:p>7,0052993875</text:p>
          </table:table-cell>
          <table:table-cell table:formula="of:=([.E49]*(2/(9+1))+[.F48]*(1-(2/(9+1))))" office:value-type="float" office:value="5.70443998497863">
            <text:p>5,704439985</text:p>
          </table:table-cell>
          <table:table-cell table:formula="of:=[.E49]-[.F49]" office:value-type="float" office:value="1.30085940253055">
            <text:p>1,300859402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19</text:p>
          </table:table-cell>
          <table:table-cell table:style-name="ce6" office:value-type="float" office:value="262">
            <text:p>262</text:p>
          </table:table-cell>
          <table:table-cell table:formula="of:=([.B50]*(2/(12+1))+[.C49]*(1-(2/(12+1))))" office:value-type="float" office:value="255.19343069592">
            <text:p>255,1934306959</text:p>
          </table:table-cell>
          <table:table-cell table:formula="of:=[.B50]*(2/(26+1)) + [.D49]*(1-(2/(26+1)))" office:value-type="float" office:value="248.065345604744">
            <text:p>248,0653456047</text:p>
          </table:table-cell>
          <table:table-cell table:formula="of:=[.C50]-[.D50]" office:value-type="float" office:value="7.12808509117593">
            <text:p>7,1280850912</text:p>
          </table:table-cell>
          <table:table-cell table:formula="of:=([.E50]*(2/(9+1))+[.F49]*(1-(2/(9+1))))" office:value-type="float" office:value="5.98916900621809">
            <text:p>5,9891690062</text:p>
          </table:table-cell>
          <table:table-cell table:formula="of:=[.E50]-[.F50]" office:value-type="float" office:value="1.13891608495784">
            <text:p>1,13891608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0</text:p>
          </table:table-cell>
          <table:table-cell table:style-name="ce6" office:value-type="float" office:value="261">
            <text:p>261</text:p>
          </table:table-cell>
          <table:table-cell table:formula="of:=([.B51]*(2/(12+1))+[.C50]*(1-(2/(12+1))))" office:value-type="float" office:value="256.086749050394">
            <text:p>256,0867490504</text:p>
          </table:table-cell>
          <table:table-cell table:formula="of:=[.B51]*(2/(26+1)) + [.D50]*(1-(2/(26+1)))" office:value-type="float" office:value="249.023468152541">
            <text:p>249,0234681525</text:p>
          </table:table-cell>
          <table:table-cell table:formula="of:=[.C51]-[.D51]" office:value-type="float" office:value="7.06328089785302">
            <text:p>7,0632808979</text:p>
          </table:table-cell>
          <table:table-cell table:formula="of:=([.E51]*(2/(9+1))+[.F50]*(1-(2/(9+1))))" office:value-type="float" office:value="6.20399138454508">
            <text:p>6,2039913845</text:p>
          </table:table-cell>
          <table:table-cell table:formula="of:=[.E51]-[.F51]" office:value-type="float" office:value="0.859289513307941">
            <text:p>0,859289513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1</text:p>
          </table:table-cell>
          <table:table-cell table:style-name="ce6" office:value-type="float" office:value="260.5">
            <text:p>260,5</text:p>
          </table:table-cell>
          <table:table-cell table:formula="of:=([.B52]*(2/(12+1))+[.C51]*(1-(2/(12+1))))" office:value-type="float" office:value="256.765710734949">
            <text:p>256,7657107349</text:p>
          </table:table-cell>
          <table:table-cell table:formula="of:=[.B52]*(2/(26+1)) + [.D51]*(1-(2/(26+1)))" office:value-type="float" office:value="249.873581622723">
            <text:p>249,8735816227</text:p>
          </table:table-cell>
          <table:table-cell table:formula="of:=[.C52]-[.D52]" office:value-type="float" office:value="6.89212911222566">
            <text:p>6,8921291122</text:p>
          </table:table-cell>
          <table:table-cell table:formula="of:=([.E52]*(2/(9+1))+[.F51]*(1-(2/(9+1))))" office:value-type="float" office:value="6.3416189300812">
            <text:p>6,3416189301</text:p>
          </table:table-cell>
          <table:table-cell table:formula="of:=[.E52]-[.F52]" office:value-type="float" office:value="0.550510182144465">
            <text:p>0,550510182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2</text:p>
          </table:table-cell>
          <table:table-cell table:style-name="ce6" office:value-type="float" office:value="259">
            <text:p>259</text:p>
          </table:table-cell>
          <table:table-cell table:formula="of:=([.B53]*(2/(12+1))+[.C52]*(1-(2/(12+1))))" office:value-type="float" office:value="257.109447544957">
            <text:p>257,109447545</text:p>
          </table:table-cell>
          <table:table-cell table:formula="of:=[.B53]*(2/(26+1)) + [.D52]*(1-(2/(26+1)))" office:value-type="float" office:value="250.549612613633">
            <text:p>250,5496126136</text:p>
          </table:table-cell>
          <table:table-cell table:formula="of:=[.C53]-[.D53]" office:value-type="float" office:value="6.55983493132416">
            <text:p>6,5598349313</text:p>
          </table:table-cell>
          <table:table-cell table:formula="of:=([.E53]*(2/(9+1))+[.F52]*(1-(2/(9+1))))" office:value-type="float" office:value="6.38526213032979">
            <text:p>6,3852621303</text:p>
          </table:table-cell>
          <table:table-cell table:formula="of:=[.E53]-[.F53]" office:value-type="float" office:value="0.174572800994372">
            <text:p>0,17457280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3</text:p>
          </table:table-cell>
          <table:table-cell table:style-name="ce6" office:value-type="float" office:value="258">
            <text:p>258</text:p>
          </table:table-cell>
          <table:table-cell table:formula="of:=([.B54]*(2/(12+1))+[.C53]*(1-(2/(12+1))))" office:value-type="float" office:value="257.246455614963">
            <text:p>257,246455615</text:p>
          </table:table-cell>
          <table:table-cell table:formula="of:=[.B54]*(2/(26+1)) + [.D53]*(1-(2/(26+1)))" office:value-type="float" office:value="251.101493160771">
            <text:p>251,1014931608</text:p>
          </table:table-cell>
          <table:table-cell table:formula="of:=[.C54]-[.D54]" office:value-type="float" office:value="6.14496245419252">
            <text:p>6,1449624542</text:p>
          </table:table-cell>
          <table:table-cell table:formula="of:=([.E54]*(2/(9+1))+[.F53]*(1-(2/(9+1))))" office:value-type="float" office:value="6.33720219510234">
            <text:p>6,3372021951</text:p>
          </table:table-cell>
          <table:table-cell table:formula="of:=[.E54]-[.F54]" office:value-type="float" office:value="-0.192239740909813">
            <text:p>-0,192239740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6</text:p>
          </table:table-cell>
          <table:table-cell table:style-name="ce6" office:value-type="float" office:value="259.5">
            <text:p>259,5</text:p>
          </table:table-cell>
          <table:table-cell table:formula="of:=([.B55]*(2/(12+1))+[.C54]*(1-(2/(12+1))))" office:value-type="float" office:value="257.593154751123">
            <text:p>257,5931547511</text:p>
          </table:table-cell>
          <table:table-cell table:formula="of:=[.B55]*(2/(26+1)) + [.D54]*(1-(2/(26+1)))" office:value-type="float" office:value="251.723604778492">
            <text:p>251,7236047785</text:p>
          </table:table-cell>
          <table:table-cell table:formula="of:=[.C55]-[.D55]" office:value-type="float" office:value="5.86954997263132">
            <text:p>5,8695499726</text:p>
          </table:table-cell>
          <table:table-cell table:formula="of:=([.E55]*(2/(9+1))+[.F54]*(1-(2/(9+1))))" office:value-type="float" office:value="6.24367175060813">
            <text:p>6,2436717506</text:p>
          </table:table-cell>
          <table:table-cell table:formula="of:=[.E55]-[.F55]" office:value-type="float" office:value="-0.374121777976815">
            <text:p>-0,37412177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7</text:p>
          </table:table-cell>
          <table:table-cell table:style-name="ce6" office:value-type="float" office:value="267">
            <text:p>267</text:p>
          </table:table-cell>
          <table:table-cell table:formula="of:=([.B56]*(2/(12+1))+[.C55]*(1-(2/(12+1))))" office:value-type="float" office:value="259.040361712489">
            <text:p>259,0403617125</text:p>
          </table:table-cell>
          <table:table-cell table:formula="of:=[.B56]*(2/(26+1)) + [.D55]*(1-(2/(26+1)))" office:value-type="float" office:value="252.855189609714">
            <text:p>252,8551896097</text:p>
          </table:table-cell>
          <table:table-cell table:formula="of:=[.C56]-[.D56]" office:value-type="float" office:value="6.1851721027742">
            <text:p>6,1851721028</text:p>
          </table:table-cell>
          <table:table-cell table:formula="of:=([.E56]*(2/(9+1))+[.F55]*(1-(2/(9+1))))" office:value-type="float" office:value="6.23197182104135">
            <text:p>6,231971821</text:p>
          </table:table-cell>
          <table:table-cell table:formula="of:=[.E56]-[.F56]" office:value-type="float" office:value="-0.0467997182671454">
            <text:p>-0,046799718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8</text:p>
          </table:table-cell>
          <table:table-cell table:style-name="ce6" office:value-type="float" office:value="262">
            <text:p>262</text:p>
          </table:table-cell>
          <table:table-cell table:formula="of:=([.B57]*(2/(12+1))+[.C56]*(1-(2/(12+1))))" office:value-type="float" office:value="259.495690679798">
            <text:p>259,4956906798</text:p>
          </table:table-cell>
          <table:table-cell table:formula="of:=[.B57]*(2/(26+1)) + [.D56]*(1-(2/(26+1)))" office:value-type="float" office:value="253.532582971958">
            <text:p>253,532582972</text:p>
          </table:table-cell>
          <table:table-cell table:formula="of:=[.C57]-[.D57]" office:value-type="float" office:value="5.96310770784027">
            <text:p>5,9631077078</text:p>
          </table:table-cell>
          <table:table-cell table:formula="of:=([.E57]*(2/(9+1))+[.F56]*(1-(2/(9+1))))" office:value-type="float" office:value="6.17819899840113">
            <text:p>6,1781989984</text:p>
          </table:table-cell>
          <table:table-cell table:formula="of:=[.E57]-[.F57]" office:value-type="float" office:value="-0.215091290560867">
            <text:p>-0,215091290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29</text:p>
          </table:table-cell>
          <table:table-cell table:style-name="ce6" office:value-type="float" office:value="265">
            <text:p>265</text:p>
          </table:table-cell>
          <table:table-cell table:formula="of:=([.B58]*(2/(12+1))+[.C57]*(1-(2/(12+1))))" office:value-type="float" office:value="260.342507498291">
            <text:p>260,3425074983</text:p>
          </table:table-cell>
          <table:table-cell table:formula="of:=[.B58]*(2/(26+1)) + [.D57]*(1-(2/(26+1)))" office:value-type="float" office:value="254.382021270331">
            <text:p>254,3820212703</text:p>
          </table:table-cell>
          <table:table-cell table:formula="of:=[.C58]-[.D58]" office:value-type="float" office:value="5.96048622795936">
            <text:p>5,960486228</text:p>
          </table:table-cell>
          <table:table-cell table:formula="of:=([.E58]*(2/(9+1))+[.F57]*(1-(2/(9+1))))" office:value-type="float" office:value="6.13465644431278">
            <text:p>6,1346564443</text:p>
          </table:table-cell>
          <table:table-cell table:formula="of:=[.E58]-[.F58]" office:value-type="float" office:value="-0.174170216353415">
            <text:p>-0,174170216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0-30</text:p>
          </table:table-cell>
          <table:table-cell table:style-name="ce6" office:value-type="float" office:value="261">
            <text:p>261</text:p>
          </table:table-cell>
          <table:table-cell table:formula="of:=([.B59]*(2/(12+1))+[.C58]*(1-(2/(12+1))))" office:value-type="float" office:value="260.443660190861">
            <text:p>260,4436601909</text:p>
          </table:table-cell>
          <table:table-cell table:formula="of:=[.B59]*(2/(26+1)) + [.D58]*(1-(2/(26+1)))" office:value-type="float" office:value="254.872241916973">
            <text:p>254,872241917</text:p>
          </table:table-cell>
          <table:table-cell table:formula="of:=[.C59]-[.D59]" office:value-type="float" office:value="5.5714182738879">
            <text:p>5,5714182739</text:p>
          </table:table-cell>
          <table:table-cell table:formula="of:=([.E59]*(2/(9+1))+[.F58]*(1-(2/(9+1))))" office:value-type="float" office:value="6.0220088102278">
            <text:p>6,0220088102</text:p>
          </table:table-cell>
          <table:table-cell table:formula="of:=[.E59]-[.F59]" office:value-type="float" office:value="-0.450590536339904">
            <text:p>-0,450590536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2</text:p>
          </table:table-cell>
          <table:table-cell table:style-name="ce6" office:value-type="float" office:value="266">
            <text:p>266</text:p>
          </table:table-cell>
          <table:table-cell table:formula="of:=([.B60]*(2/(12+1))+[.C59]*(1-(2/(12+1))))" office:value-type="float" office:value="261.29848169996">
            <text:p>261,2984817</text:p>
          </table:table-cell>
          <table:table-cell table:formula="of:=[.B60]*(2/(26+1)) + [.D59]*(1-(2/(26+1)))" office:value-type="float" office:value="255.696520293494">
            <text:p>255,6965202935</text:p>
          </table:table-cell>
          <table:table-cell table:formula="of:=[.C60]-[.D60]" office:value-type="float" office:value="5.60196140646568">
            <text:p>5,6019614065</text:p>
          </table:table-cell>
          <table:table-cell table:formula="of:=([.E60]*(2/(9+1))+[.F59]*(1-(2/(9+1))))" office:value-type="float" office:value="5.93799932947538">
            <text:p>5,9379993295</text:p>
          </table:table-cell>
          <table:table-cell table:formula="of:=[.E60]-[.F60]" office:value-type="float" office:value="-0.336037923009703">
            <text:p>-0,33603792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3</text:p>
          </table:table-cell>
          <table:table-cell table:style-name="ce6" office:value-type="float" office:value="249">
            <text:p>249</text:p>
          </table:table-cell>
          <table:table-cell table:formula="of:=([.B61]*(2/(12+1))+[.C60]*(1-(2/(12+1))))" office:value-type="float" office:value="259.406407592273">
            <text:p>259,4064075923</text:p>
          </table:table-cell>
          <table:table-cell table:formula="of:=[.B61]*(2/(26+1)) + [.D60]*(1-(2/(26+1)))" office:value-type="float" office:value="255.200481753235">
            <text:p>255,2004817532</text:p>
          </table:table-cell>
          <table:table-cell table:formula="of:=[.C61]-[.D61]" office:value-type="float" office:value="4.2059258390384">
            <text:p>4,205925839</text:p>
          </table:table-cell>
          <table:table-cell table:formula="of:=([.E61]*(2/(9+1))+[.F60]*(1-(2/(9+1))))" office:value-type="float" office:value="5.59158463138798">
            <text:p>5,5915846314</text:p>
          </table:table-cell>
          <table:table-cell table:formula="of:=[.E61]-[.F61]" office:value-type="float" office:value="-1.38565879234958">
            <text:p>-1,385658792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4</text:p>
          </table:table-cell>
          <table:table-cell table:style-name="ce6" office:value-type="float" office:value="253">
            <text:p>253</text:p>
          </table:table-cell>
          <table:table-cell table:formula="of:=([.B62]*(2/(12+1))+[.C61]*(1-(2/(12+1))))" office:value-type="float" office:value="258.420806424231">
            <text:p>258,4208064242</text:p>
          </table:table-cell>
          <table:table-cell table:formula="of:=[.B62]*(2/(26+1)) + [.D61]*(1-(2/(26+1)))" office:value-type="float" office:value="255.037483104847">
            <text:p>255,0374831048</text:p>
          </table:table-cell>
          <table:table-cell table:formula="of:=[.C62]-[.D62]" office:value-type="float" office:value="3.38332331938412">
            <text:p>3,3833233194</text:p>
          </table:table-cell>
          <table:table-cell table:formula="of:=([.E62]*(2/(9+1))+[.F61]*(1-(2/(9+1))))" office:value-type="float" office:value="5.14993236898721">
            <text:p>5,149932369</text:p>
          </table:table-cell>
          <table:table-cell table:formula="of:=[.E62]-[.F62]" office:value-type="float" office:value="-1.76660904960309">
            <text:p>-1,766609049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5</text:p>
          </table:table-cell>
          <table:table-cell table:style-name="ce6" office:value-type="float" office:value="241.5">
            <text:p>241,5</text:p>
          </table:table-cell>
          <table:table-cell table:formula="of:=([.B63]*(2/(12+1))+[.C62]*(1-(2/(12+1))))" office:value-type="float" office:value="255.817605435888">
            <text:p>255,8176054359</text:p>
          </table:table-cell>
          <table:table-cell table:formula="of:=[.B63]*(2/(26+1)) + [.D62]*(1-(2/(26+1)))" office:value-type="float" office:value="254.034706578562">
            <text:p>254,0347065786</text:p>
          </table:table-cell>
          <table:table-cell table:formula="of:=[.C63]-[.D63]" office:value-type="float" office:value="1.78289885732582">
            <text:p>1,7828988573</text:p>
          </table:table-cell>
          <table:table-cell table:formula="of:=([.E63]*(2/(9+1))+[.F62]*(1-(2/(9+1))))" office:value-type="float" office:value="4.47652566665493">
            <text:p>4,4765256667</text:p>
          </table:table-cell>
          <table:table-cell table:formula="of:=[.E63]-[.F63]" office:value-type="float" office:value="-2.69362680932911">
            <text:p>-2,693626809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6</text:p>
          </table:table-cell>
          <table:table-cell table:style-name="ce6" office:value-type="float" office:value="247">
            <text:p>247</text:p>
          </table:table-cell>
          <table:table-cell table:formula="of:=([.B64]*(2/(12+1))+[.C63]*(1-(2/(12+1))))" office:value-type="float" office:value="254.461050753444">
            <text:p>254,4610507534</text:p>
          </table:table-cell>
          <table:table-cell table:formula="of:=[.B64]*(2/(26+1)) + [.D63]*(1-(2/(26+1)))" office:value-type="float" office:value="253.513617202372">
            <text:p>253,5136172024</text:p>
          </table:table-cell>
          <table:table-cell table:formula="of:=[.C64]-[.D64]" office:value-type="float" office:value="0.947433551071271">
            <text:p>0,9474335511</text:p>
          </table:table-cell>
          <table:table-cell table:formula="of:=([.E64]*(2/(9+1))+[.F63]*(1-(2/(9+1))))" office:value-type="float" office:value="3.7707072435382">
            <text:p>3,7707072435</text:p>
          </table:table-cell>
          <table:table-cell table:formula="of:=[.E64]-[.F64]" office:value-type="float" office:value="-2.82327369246693">
            <text:p>-2,823273692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09</text:p>
          </table:table-cell>
          <table:table-cell table:style-name="ce6" office:value-type="float" office:value="251.5">
            <text:p>251,5</text:p>
          </table:table-cell>
          <table:table-cell table:formula="of:=([.B65]*(2/(12+1))+[.C64]*(1-(2/(12+1))))" office:value-type="float" office:value="254.005504483683">
            <text:p>254,0055044837</text:p>
          </table:table-cell>
          <table:table-cell table:formula="of:=[.B65]*(2/(26+1)) + [.D64]*(1-(2/(26+1)))" office:value-type="float" office:value="253.364460372567">
            <text:p>253,3644603726</text:p>
          </table:table-cell>
          <table:table-cell table:formula="of:=[.C65]-[.D65]" office:value-type="float" office:value="0.641044111116059">
            <text:p>0,6410441111</text:p>
          </table:table-cell>
          <table:table-cell table:formula="of:=([.E65]*(2/(9+1))+[.F64]*(1-(2/(9+1))))" office:value-type="float" office:value="3.14477461705377">
            <text:p>3,1447746171</text:p>
          </table:table-cell>
          <table:table-cell table:formula="of:=[.E65]-[.F65]" office:value-type="float" office:value="-2.50373050593771">
            <text:p>-2,503730505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0</text:p>
          </table:table-cell>
          <table:table-cell table:style-name="ce6" office:value-type="float" office:value="227">
            <text:p>227</text:p>
          </table:table-cell>
          <table:table-cell table:formula="of:=([.B66]*(2/(12+1))+[.C65]*(1-(2/(12+1))))" office:value-type="float" office:value="249.850811486193">
            <text:p>249,8508114862</text:p>
          </table:table-cell>
          <table:table-cell table:formula="of:=[.B66]*(2/(26+1)) + [.D65]*(1-(2/(26+1)))" office:value-type="float" office:value="251.411537382007">
            <text:p>251,411537382</text:p>
          </table:table-cell>
          <table:table-cell table:formula="of:=[.C66]-[.D66]" office:value-type="float" office:value="-1.56072589581314">
            <text:p>-1,5607258958</text:p>
          </table:table-cell>
          <table:table-cell table:formula="of:=([.E66]*(2/(9+1))+[.F65]*(1-(2/(9+1))))" office:value-type="float" office:value="2.20367451448039">
            <text:p>2,2036745145</text:p>
          </table:table-cell>
          <table:table-cell table:formula="of:=[.E66]-[.F66]" office:value-type="float" office:value="-3.76440041029353">
            <text:p>-3,764400410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1</text:p>
          </table:table-cell>
          <table:table-cell table:style-name="ce6" office:value-type="float" office:value="228.5">
            <text:p>228,5</text:p>
          </table:table-cell>
          <table:table-cell table:formula="of:=([.B67]*(2/(12+1))+[.C66]*(1-(2/(12+1))))" office:value-type="float" office:value="246.566071257548">
            <text:p>246,5660712575</text:p>
          </table:table-cell>
          <table:table-cell table:formula="of:=[.B67]*(2/(26+1)) + [.D66]*(1-(2/(26+1)))" office:value-type="float" office:value="249.714386464821">
            <text:p>249,7143864648</text:p>
          </table:table-cell>
          <table:table-cell table:formula="of:=[.C67]-[.D67]" office:value-type="float" office:value="-3.14831520727262">
            <text:p>-3,1483152073</text:p>
          </table:table-cell>
          <table:table-cell table:formula="of:=([.E67]*(2/(9+1))+[.F66]*(1-(2/(9+1))))" office:value-type="float" office:value="1.13327657012979">
            <text:p>1,1332765701</text:p>
          </table:table-cell>
          <table:table-cell table:formula="of:=[.E67]-[.F67]" office:value-type="float" office:value="-4.28159177740241">
            <text:p>-4,281591777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2</text:p>
          </table:table-cell>
          <table:table-cell table:style-name="ce6" office:value-type="float" office:value="226">
            <text:p>226</text:p>
          </table:table-cell>
          <table:table-cell table:formula="of:=([.B68]*(2/(12+1))+[.C67]*(1-(2/(12+1))))" office:value-type="float" office:value="243.402060294849">
            <text:p>243,4020602948</text:p>
          </table:table-cell>
          <table:table-cell table:formula="of:=[.B68]*(2/(26+1)) + [.D67]*(1-(2/(26+1)))" office:value-type="float" office:value="247.957765245205">
            <text:p>247,9577652452</text:p>
          </table:table-cell>
          <table:table-cell table:formula="of:=[.C68]-[.D68]" office:value-type="float" office:value="-4.55570495035599">
            <text:p>-4,5557049504</text:p>
          </table:table-cell>
          <table:table-cell table:formula="of:=([.E68]*(2/(9+1))+[.F67]*(1-(2/(9+1))))" office:value-type="float" office:value="-0.00451973396736627">
            <text:p>-0,004519734</text:p>
          </table:table-cell>
          <table:table-cell table:formula="of:=[.E68]-[.F68]" office:value-type="float" office:value="-4.55118521638862">
            <text:p>-4,551185216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3</text:p>
          </table:table-cell>
          <table:table-cell table:style-name="ce6" office:value-type="float" office:value="218.5">
            <text:p>218,5</text:p>
          </table:table-cell>
          <table:table-cell table:formula="of:=([.B69]*(2/(12+1))+[.C68]*(1-(2/(12+1))))" office:value-type="float" office:value="239.570974095641">
            <text:p>239,5709740956</text:p>
          </table:table-cell>
          <table:table-cell table:formula="of:=[.B69]*(2/(26+1)) + [.D68]*(1-(2/(26+1)))" office:value-type="float" office:value="245.775708560375">
            <text:p>245,7757085604</text:p>
          </table:table-cell>
          <table:table-cell table:formula="of:=[.C69]-[.D69]" office:value-type="float" office:value="-6.20473446473349">
            <text:p>-6,2047344647</text:p>
          </table:table-cell>
          <table:table-cell table:formula="of:=([.E69]*(2/(9+1))+[.F68]*(1-(2/(9+1))))" office:value-type="float" office:value="-1.24456268012059">
            <text:p>-1,2445626801</text:p>
          </table:table-cell>
          <table:table-cell table:formula="of:=[.E69]-[.F69]" office:value-type="float" office:value="-4.9601717846129">
            <text:p>-4,960171784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6</text:p>
          </table:table-cell>
          <table:table-cell table:style-name="ce6" office:value-type="float" office:value="220">
            <text:p>220</text:p>
          </table:table-cell>
          <table:table-cell table:formula="of:=([.B70]*(2/(12+1))+[.C69]*(1-(2/(12+1))))" office:value-type="float" office:value="236.560055004004">
            <text:p>236,560055004</text:p>
          </table:table-cell>
          <table:table-cell table:formula="of:=[.B70]*(2/(26+1)) + [.D69]*(1-(2/(26+1)))" office:value-type="float" office:value="243.866396815162">
            <text:p>243,8663968152</text:p>
          </table:table-cell>
          <table:table-cell table:formula="of:=[.C70]-[.D70]" office:value-type="float" office:value="-7.30634181115767">
            <text:p>-7,3063418112</text:p>
          </table:table-cell>
          <table:table-cell table:formula="of:=([.E70]*(2/(9+1))+[.F69]*(1-(2/(9+1))))" office:value-type="float" office:value="-2.45691850632801">
            <text:p>-2,4569185063</text:p>
          </table:table-cell>
          <table:table-cell table:formula="of:=[.E70]-[.F70]" office:value-type="float" office:value="-4.84942330482966">
            <text:p>-4,849423304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7</text:p>
          </table:table-cell>
          <table:table-cell table:style-name="ce6" office:value-type="float" office:value="216.5">
            <text:p>216,5</text:p>
          </table:table-cell>
          <table:table-cell table:formula="of:=([.B71]*(2/(12+1))+[.C70]*(1-(2/(12+1))))" office:value-type="float" office:value="233.473892695696">
            <text:p>233,4738926957</text:p>
          </table:table-cell>
          <table:table-cell table:formula="of:=[.B71]*(2/(26+1)) + [.D70]*(1-(2/(26+1)))" office:value-type="float" office:value="241.839256310335">
            <text:p>241,8392563103</text:p>
          </table:table-cell>
          <table:table-cell table:formula="of:=[.C71]-[.D71]" office:value-type="float" office:value="-8.36536361463922">
            <text:p>-8,3653636146</text:p>
          </table:table-cell>
          <table:table-cell table:formula="of:=([.E71]*(2/(9+1))+[.F70]*(1-(2/(9+1))))" office:value-type="float" office:value="-3.63860752799025">
            <text:p>-3,638607528</text:p>
          </table:table-cell>
          <table:table-cell table:formula="of:=[.E71]-[.F71]" office:value-type="float" office:value="-4.72675608664897">
            <text:p>-4,726756086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8</text:p>
          </table:table-cell>
          <table:table-cell table:style-name="ce6" office:value-type="float" office:value="214.5">
            <text:p>214,5</text:p>
          </table:table-cell>
          <table:table-cell table:formula="of:=([.B72]*(2/(12+1))+[.C71]*(1-(2/(12+1))))" office:value-type="float" office:value="230.554832280973">
            <text:p>230,554832281</text:p>
          </table:table-cell>
          <table:table-cell table:formula="of:=[.B72]*(2/(26+1)) + [.D71]*(1-(2/(26+1)))" office:value-type="float" office:value="239.814126213273">
            <text:p>239,8141262133</text:p>
          </table:table-cell>
          <table:table-cell table:formula="of:=[.C72]-[.D72]" office:value-type="float" office:value="-9.25929393229981">
            <text:p>-9,2592939323</text:p>
          </table:table-cell>
          <table:table-cell table:formula="of:=([.E72]*(2/(9+1))+[.F71]*(1-(2/(9+1))))" office:value-type="float" office:value="-4.76274480885216">
            <text:p>-4,7627448089</text:p>
          </table:table-cell>
          <table:table-cell table:formula="of:=[.E72]-[.F72]" office:value-type="float" office:value="-4.49654912344765">
            <text:p>-4,496549123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19</text:p>
          </table:table-cell>
          <table:table-cell table:style-name="ce6" office:value-type="float" office:value="217.5">
            <text:p>217,5</text:p>
          </table:table-cell>
          <table:table-cell table:formula="of:=([.B73]*(2/(12+1))+[.C72]*(1-(2/(12+1))))" office:value-type="float" office:value="228.546396545439">
            <text:p>228,5463965454</text:p>
          </table:table-cell>
          <table:table-cell table:formula="of:=[.B73]*(2/(26+1)) + [.D72]*(1-(2/(26+1)))" office:value-type="float" office:value="238.161227975253">
            <text:p>238,1612279753</text:p>
          </table:table-cell>
          <table:table-cell table:formula="of:=[.C73]-[.D73]" office:value-type="float" office:value="-9.61483142981396">
            <text:p>-9,6148314298</text:p>
          </table:table-cell>
          <table:table-cell table:formula="of:=([.E73]*(2/(9+1))+[.F72]*(1-(2/(9+1))))" office:value-type="float" office:value="-5.73316213304452">
            <text:p>-5,733162133</text:p>
          </table:table-cell>
          <table:table-cell table:formula="of:=[.E73]-[.F73]" office:value-type="float" office:value="-3.88166929676944">
            <text:p>-3,881669296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0</text:p>
          </table:table-cell>
          <table:table-cell table:style-name="ce6" office:value-type="float" office:value="223.5">
            <text:p>223,5</text:p>
          </table:table-cell>
          <table:table-cell table:formula="of:=([.B74]*(2/(12+1))+[.C73]*(1-(2/(12+1))))" office:value-type="float" office:value="227.770027846141">
            <text:p>227,7700278461</text:p>
          </table:table-cell>
          <table:table-cell table:formula="of:=[.B74]*(2/(26+1)) + [.D73]*(1-(2/(26+1)))" office:value-type="float" office:value="237.075211088197">
            <text:p>237,0752110882</text:p>
          </table:table-cell>
          <table:table-cell table:formula="of:=[.C74]-[.D74]" office:value-type="float" office:value="-9.30518324205647">
            <text:p>-9,3051832421</text:p>
          </table:table-cell>
          <table:table-cell table:formula="of:=([.E74]*(2/(9+1))+[.F73]*(1-(2/(9+1))))" office:value-type="float" office:value="-6.44756635484691">
            <text:p>-6,4475663548</text:p>
          </table:table-cell>
          <table:table-cell table:formula="of:=[.E74]-[.F74]" office:value-type="float" office:value="-2.85761688720956">
            <text:p>-2,857616887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3</text:p>
          </table:table-cell>
          <table:table-cell table:style-name="ce6" office:value-type="float" office:value="229.5">
            <text:p>229,5</text:p>
          </table:table-cell>
          <table:table-cell table:formula="of:=([.B75]*(2/(12+1))+[.C74]*(1-(2/(12+1))))" office:value-type="float" office:value="228.036177408273">
            <text:p>228,0361774083</text:p>
          </table:table-cell>
          <table:table-cell table:formula="of:=[.B75]*(2/(26+1)) + [.D74]*(1-(2/(26+1)))" office:value-type="float" office:value="236.514084340923">
            <text:p>236,5140843409</text:p>
          </table:table-cell>
          <table:table-cell table:formula="of:=[.C75]-[.D75]" office:value-type="float" office:value="-8.4779069326504">
            <text:p>-8,4779069327</text:p>
          </table:table-cell>
          <table:table-cell table:formula="of:=([.E75]*(2/(9+1))+[.F74]*(1-(2/(9+1))))" office:value-type="float" office:value="-6.85363447040761">
            <text:p>-6,8536344704</text:p>
          </table:table-cell>
          <table:table-cell table:formula="of:=[.E75]-[.F75]" office:value-type="float" office:value="-1.62427246224279">
            <text:p>-1,624272462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4</text:p>
          </table:table-cell>
          <table:table-cell table:style-name="ce6" office:value-type="float" office:value="232">
            <text:p>232</text:p>
          </table:table-cell>
          <table:table-cell table:formula="of:=([.B76]*(2/(12+1))+[.C75]*(1-(2/(12+1))))" office:value-type="float" office:value="228.645996268538">
            <text:p>228,6459962685</text:p>
          </table:table-cell>
          <table:table-cell table:formula="of:=[.B76]*(2/(26+1)) + [.D75]*(1-(2/(26+1)))" office:value-type="float" office:value="236.179707723077">
            <text:p>236,1797077231</text:p>
          </table:table-cell>
          <table:table-cell table:formula="of:=[.C76]-[.D76]" office:value-type="float" office:value="-7.53371145453855">
            <text:p>-7,5337114545</text:p>
          </table:table-cell>
          <table:table-cell table:formula="of:=([.E76]*(2/(9+1))+[.F75]*(1-(2/(9+1))))" office:value-type="float" office:value="-6.9896498672338">
            <text:p>-6,9896498672</text:p>
          </table:table-cell>
          <table:table-cell table:formula="of:=[.E76]-[.F76]" office:value-type="float" office:value="-0.54406158730475">
            <text:p>-0,544061587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5</text:p>
          </table:table-cell>
          <table:table-cell table:style-name="ce6" office:value-type="float" office:value="232.5">
            <text:p>232,5</text:p>
          </table:table-cell>
          <table:table-cell table:formula="of:=([.B77]*(2/(12+1))+[.C76]*(1-(2/(12+1))))" office:value-type="float" office:value="229.238919919533">
            <text:p>229,2389199195</text:p>
          </table:table-cell>
          <table:table-cell table:formula="of:=[.B77]*(2/(26+1)) + [.D76]*(1-(2/(26+1)))" office:value-type="float" office:value="235.907136780627">
            <text:p>235,9071367806</text:p>
          </table:table-cell>
          <table:table-cell table:formula="of:=[.C77]-[.D77]" office:value-type="float" office:value="-6.66821686109432">
            <text:p>-6,6682168611</text:p>
          </table:table-cell>
          <table:table-cell table:formula="of:=([.E77]*(2/(9+1))+[.F76]*(1-(2/(9+1))))" office:value-type="float" office:value="-6.9253632660059">
            <text:p>-6,925363266</text:p>
          </table:table-cell>
          <table:table-cell table:formula="of:=[.E77]-[.F77]" office:value-type="float" office:value="0.25714640491158">
            <text:p>0,257146404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6</text:p>
          </table:table-cell>
          <table:table-cell table:style-name="ce6" office:value-type="float" office:value="235">
            <text:p>235</text:p>
          </table:table-cell>
          <table:table-cell table:formula="of:=([.B78]*(2/(12+1))+[.C77]*(1-(2/(12+1))))" office:value-type="float" office:value="230.125239931912">
            <text:p>230,1252399319</text:p>
          </table:table-cell>
          <table:table-cell table:formula="of:=[.B78]*(2/(26+1)) + [.D77]*(1-(2/(26+1)))" office:value-type="float" office:value="235.839941463543">
            <text:p>235,8399414635</text:p>
          </table:table-cell>
          <table:table-cell table:formula="of:=[.C78]-[.D78]" office:value-type="float" office:value="-5.71470153163125">
            <text:p>-5,7147015316</text:p>
          </table:table-cell>
          <table:table-cell table:formula="of:=([.E78]*(2/(9+1))+[.F77]*(1-(2/(9+1))))" office:value-type="float" office:value="-6.68323091913097">
            <text:p>-6,6832309191</text:p>
          </table:table-cell>
          <table:table-cell table:formula="of:=[.E78]-[.F78]" office:value-type="float" office:value="0.968529387499723">
            <text:p>0,968529387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27</text:p>
          </table:table-cell>
          <table:table-cell table:style-name="ce6" office:value-type="float" office:value="231">
            <text:p>231</text:p>
          </table:table-cell>
          <table:table-cell table:formula="of:=([.B79]*(2/(12+1))+[.C78]*(1-(2/(12+1))))" office:value-type="float" office:value="230.259818403926">
            <text:p>230,2598184039</text:p>
          </table:table-cell>
          <table:table-cell table:formula="of:=[.B79]*(2/(26+1)) + [.D78]*(1-(2/(26+1)))" office:value-type="float" office:value="235.481427281059">
            <text:p>235,4814272811</text:p>
          </table:table-cell>
          <table:table-cell table:formula="of:=[.C79]-[.D79]" office:value-type="float" office:value="-5.22160887713304">
            <text:p>-5,2216088771</text:p>
          </table:table-cell>
          <table:table-cell table:formula="of:=([.E79]*(2/(9+1))+[.F78]*(1-(2/(9+1))))" office:value-type="float" office:value="-6.39090651073139">
            <text:p>-6,3909065107</text:p>
          </table:table-cell>
          <table:table-cell table:formula="of:=[.E79]-[.F79]" office:value-type="float" office:value="1.16929763359835">
            <text:p>1,169297633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1-30</text:p>
          </table:table-cell>
          <table:table-cell table:style-name="ce6" office:value-type="float" office:value="222">
            <text:p>222</text:p>
          </table:table-cell>
          <table:table-cell table:formula="of:=([.B80]*(2/(12+1))+[.C79]*(1-(2/(12+1))))" office:value-type="float" office:value="228.989077111014">
            <text:p>228,989077111</text:p>
          </table:table-cell>
          <table:table-cell table:formula="of:=[.B80]*(2/(26+1)) + [.D79]*(1-(2/(26+1)))" office:value-type="float" office:value="234.482803038017">
            <text:p>234,482803038</text:p>
          </table:table-cell>
          <table:table-cell table:formula="of:=[.C80]-[.D80]" office:value-type="float" office:value="-5.49372592700328">
            <text:p>-5,493725927</text:p>
          </table:table-cell>
          <table:table-cell table:formula="of:=([.E80]*(2/(9+1))+[.F79]*(1-(2/(9+1))))" office:value-type="float" office:value="-6.21147039398577">
            <text:p>-6,211470394</text:p>
          </table:table-cell>
          <table:table-cell table:formula="of:=[.E80]-[.F80]" office:value-type="float" office:value="0.717744466982483">
            <text:p>0,717744467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1</text:p>
          </table:table-cell>
          <table:table-cell table:style-name="ce6" office:value-type="float" office:value="219">
            <text:p>219</text:p>
          </table:table-cell>
          <table:table-cell table:formula="of:=([.B81]*(2/(12+1))+[.C80]*(1-(2/(12+1))))" office:value-type="float" office:value="227.452296017012">
            <text:p>227,452296017</text:p>
          </table:table-cell>
          <table:table-cell table:formula="of:=[.B81]*(2/(26+1)) + [.D80]*(1-(2/(26+1)))" office:value-type="float" office:value="233.335928738905">
            <text:p>233,3359287389</text:p>
          </table:table-cell>
          <table:table-cell table:formula="of:=[.C81]-[.D81]" office:value-type="float" office:value="-5.88363272189307">
            <text:p>-5,8836327219</text:p>
          </table:table-cell>
          <table:table-cell table:formula="of:=([.E81]*(2/(9+1))+[.F80]*(1-(2/(9+1))))" office:value-type="float" office:value="-6.14590285956723">
            <text:p>-6,1459028596</text:p>
          </table:table-cell>
          <table:table-cell table:formula="of:=[.E81]-[.F81]" office:value-type="float" office:value="0.26227013767416">
            <text:p>0,2622701377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2</text:p>
          </table:table-cell>
          <table:table-cell table:style-name="ce6" office:value-type="float" office:value="217.5">
            <text:p>217,5</text:p>
          </table:table-cell>
          <table:table-cell table:formula="of:=([.B82]*(2/(12+1))+[.C81]*(1-(2/(12+1))))" office:value-type="float" office:value="225.921173552856">
            <text:p>225,9211735529</text:p>
          </table:table-cell>
          <table:table-cell table:formula="of:=[.B82]*(2/(26+1)) + [.D81]*(1-(2/(26+1)))" office:value-type="float" office:value="232.162896980468">
            <text:p>232,1628969805</text:p>
          </table:table-cell>
          <table:table-cell table:formula="of:=[.C82]-[.D82]" office:value-type="float" office:value="-6.24172342761136">
            <text:p>-6,2417234276</text:p>
          </table:table-cell>
          <table:table-cell table:formula="of:=([.E82]*(2/(9+1))+[.F81]*(1-(2/(9+1))))" office:value-type="float" office:value="-6.16506697317605">
            <text:p>-6,1650669732</text:p>
          </table:table-cell>
          <table:table-cell table:formula="of:=[.E82]-[.F82]" office:value-type="float" office:value="-0.0766564544353097">
            <text:p>-0,076656454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3</text:p>
          </table:table-cell>
          <table:table-cell table:style-name="ce6" office:value-type="float" office:value="219.5">
            <text:p>219,5</text:p>
          </table:table-cell>
          <table:table-cell table:formula="of:=([.B83]*(2/(12+1))+[.C82]*(1-(2/(12+1))))" office:value-type="float" office:value="224.933300698571">
            <text:p>224,9333006986</text:p>
          </table:table-cell>
          <table:table-cell table:formula="of:=[.B83]*(2/(26+1)) + [.D82]*(1-(2/(26+1)))" office:value-type="float" office:value="231.224904611544">
            <text:p>231,2249046115</text:p>
          </table:table-cell>
          <table:table-cell table:formula="of:=[.C83]-[.D83]" office:value-type="float" office:value="-6.29160391297341">
            <text:p>-6,291603913</text:p>
          </table:table-cell>
          <table:table-cell table:formula="of:=([.E83]*(2/(9+1))+[.F82]*(1-(2/(9+1))))" office:value-type="float" office:value="-6.19037436113552">
            <text:p>-6,1903743611</text:p>
          </table:table-cell>
          <table:table-cell table:formula="of:=[.E83]-[.F83]" office:value-type="float" office:value="-0.10122955183789">
            <text:p>-0,101229551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4</text:p>
          </table:table-cell>
          <table:table-cell table:style-name="ce6" office:value-type="float" office:value="220">
            <text:p>220</text:p>
          </table:table-cell>
          <table:table-cell table:formula="of:=([.B84]*(2/(12+1))+[.C83]*(1-(2/(12+1))))" office:value-type="float" office:value="224.174331360329">
            <text:p>224,1743313603</text:p>
          </table:table-cell>
          <table:table-cell table:formula="of:=[.B84]*(2/(26+1)) + [.D83]*(1-(2/(26+1)))" office:value-type="float" office:value="230.393430195874">
            <text:p>230,3934301959</text:p>
          </table:table-cell>
          <table:table-cell table:formula="of:=[.C84]-[.D84]" office:value-type="float" office:value="-6.21909883554511">
            <text:p>-6,2190988355</text:p>
          </table:table-cell>
          <table:table-cell table:formula="of:=([.E84]*(2/(9+1))+[.F83]*(1-(2/(9+1))))" office:value-type="float" office:value="-6.19611925601744">
            <text:p>-6,196119256</text:p>
          </table:table-cell>
          <table:table-cell table:formula="of:=[.E84]-[.F84]" office:value-type="float" office:value="-0.0229795795276697">
            <text:p>-0,022979579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7</text:p>
          </table:table-cell>
          <table:table-cell table:style-name="ce6" office:value-type="float" office:value="218">
            <text:p>218</text:p>
          </table:table-cell>
          <table:table-cell table:formula="of:=([.B85]*(2/(12+1))+[.C84]*(1-(2/(12+1))))" office:value-type="float" office:value="223.224434227971">
            <text:p>223,224434228</text:p>
          </table:table-cell>
          <table:table-cell table:formula="of:=[.B85]*(2/(26+1)) + [.D84]*(1-(2/(26+1)))" office:value-type="float" office:value="229.475398329513">
            <text:p>229,4753983295</text:p>
          </table:table-cell>
          <table:table-cell table:formula="of:=[.C85]-[.D85]" office:value-type="float" office:value="-6.25096410154237">
            <text:p>-6,2509641015</text:p>
          </table:table-cell>
          <table:table-cell table:formula="of:=([.E85]*(2/(9+1))+[.F84]*(1-(2/(9+1))))" office:value-type="float" office:value="-6.20708822512243">
            <text:p>-6,2070882251</text:p>
          </table:table-cell>
          <table:table-cell table:formula="of:=[.E85]-[.F85]" office:value-type="float" office:value="-0.0438758764199392">
            <text:p>-0,043875876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8</text:p>
          </table:table-cell>
          <table:table-cell table:style-name="ce6" office:value-type="float" office:value="220">
            <text:p>220</text:p>
          </table:table-cell>
          <table:table-cell table:formula="of:=([.B86]*(2/(12+1))+[.C85]*(1-(2/(12+1))))" office:value-type="float" office:value="222.728367423667">
            <text:p>222,7283674237</text:p>
          </table:table-cell>
          <table:table-cell table:formula="of:=[.B86]*(2/(26+1)) + [.D85]*(1-(2/(26+1)))" office:value-type="float" office:value="228.773516971771">
            <text:p>228,7735169718</text:p>
          </table:table-cell>
          <table:table-cell table:formula="of:=[.C86]-[.D86]" office:value-type="float" office:value="-6.04514954810387">
            <text:p>-6,0451495481</text:p>
          </table:table-cell>
          <table:table-cell table:formula="of:=([.E86]*(2/(9+1))+[.F85]*(1-(2/(9+1))))" office:value-type="float" office:value="-6.17470048971872">
            <text:p>-6,1747004897</text:p>
          </table:table-cell>
          <table:table-cell table:formula="of:=[.E86]-[.F86]" office:value-type="float" office:value="0.12955094161485">
            <text:p>0,129550941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09</text:p>
          </table:table-cell>
          <table:table-cell table:style-name="ce6" office:value-type="float" office:value="220">
            <text:p>220</text:p>
          </table:table-cell>
          <table:table-cell table:formula="of:=([.B87]*(2/(12+1))+[.C86]*(1-(2/(12+1))))" office:value-type="float" office:value="222.308618589257">
            <text:p>222,3086185893</text:p>
          </table:table-cell>
          <table:table-cell table:formula="of:=[.B87]*(2/(26+1)) + [.D86]*(1-(2/(26+1)))" office:value-type="float" office:value="228.123626825714">
            <text:p>228,1236268257</text:p>
          </table:table-cell>
          <table:table-cell table:formula="of:=[.C87]-[.D87]" office:value-type="float" office:value="-5.81500823645715">
            <text:p>-5,8150082365</text:p>
          </table:table-cell>
          <table:table-cell table:formula="of:=([.E87]*(2/(9+1))+[.F86]*(1-(2/(9+1))))" office:value-type="float" office:value="-6.1027620390664">
            <text:p>-6,1027620391</text:p>
          </table:table-cell>
          <table:table-cell table:formula="of:=[.E87]-[.F87]" office:value-type="float" office:value="0.287753802609256">
            <text:p>0,287753802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0</text:p>
          </table:table-cell>
          <table:table-cell table:style-name="ce6" office:value-type="float" office:value="219.5">
            <text:p>219,5</text:p>
          </table:table-cell>
          <table:table-cell table:formula="of:=([.B88]*(2/(12+1))+[.C87]*(1-(2/(12+1))))" office:value-type="float" office:value="221.876523421679">
            <text:p>221,8765234217</text:p>
          </table:table-cell>
          <table:table-cell table:formula="of:=[.B88]*(2/(26+1)) + [.D87]*(1-(2/(26+1)))" office:value-type="float" office:value="227.484839653439">
            <text:p>227,4848396534</text:p>
          </table:table-cell>
          <table:table-cell table:formula="of:=[.C88]-[.D88]" office:value-type="float" office:value="-5.60831623176003">
            <text:p>-5,6083162318</text:p>
          </table:table-cell>
          <table:table-cell table:formula="of:=([.E88]*(2/(9+1))+[.F87]*(1-(2/(9+1))))" office:value-type="float" office:value="-6.00387287760513">
            <text:p>-6,0038728776</text:p>
          </table:table-cell>
          <table:table-cell table:formula="of:=[.E88]-[.F88]" office:value-type="float" office:value="0.395556645845099">
            <text:p>0,395556645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1</text:p>
          </table:table-cell>
          <table:table-cell table:style-name="ce6" office:value-type="float" office:value="217.5">
            <text:p>217,5</text:p>
          </table:table-cell>
          <table:table-cell table:formula="of:=([.B89]*(2/(12+1))+[.C88]*(1-(2/(12+1))))" office:value-type="float" office:value="221.203212126036">
            <text:p>221,203212126</text:p>
          </table:table-cell>
          <table:table-cell table:formula="of:=[.B89]*(2/(26+1)) + [.D88]*(1-(2/(26+1)))" office:value-type="float" office:value="226.745221901333">
            <text:p>226,7452219013</text:p>
          </table:table-cell>
          <table:table-cell table:formula="of:=[.C89]-[.D89]" office:value-type="float" office:value="-5.54200977529638">
            <text:p>-5,5420097753</text:p>
          </table:table-cell>
          <table:table-cell table:formula="of:=([.E89]*(2/(9+1))+[.F88]*(1-(2/(9+1))))" office:value-type="float" office:value="-5.91150025714338">
            <text:p>-5,9115002571</text:p>
          </table:table-cell>
          <table:table-cell table:formula="of:=[.E89]-[.F89]" office:value-type="float" office:value="0.369490481846999">
            <text:p>0,3694904818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4</text:p>
          </table:table-cell>
          <table:table-cell table:style-name="ce6" office:value-type="float" office:value="212">
            <text:p>212</text:p>
          </table:table-cell>
          <table:table-cell table:formula="of:=([.B90]*(2/(12+1))+[.C89]*(1-(2/(12+1))))" office:value-type="float" office:value="219.787333337415">
            <text:p>219,7873333374</text:p>
          </table:table-cell>
          <table:table-cell table:formula="of:=[.B90]*(2/(26+1)) + [.D89]*(1-(2/(26+1)))" office:value-type="float" office:value="225.652983241975">
            <text:p>225,652983242</text:p>
          </table:table-cell>
          <table:table-cell table:formula="of:=[.C90]-[.D90]" office:value-type="float" office:value="-5.86564990455935">
            <text:p>-5,8656499046</text:p>
          </table:table-cell>
          <table:table-cell table:formula="of:=([.E90]*(2/(9+1))+[.F89]*(1-(2/(9+1))))" office:value-type="float" office:value="-5.90233018662657">
            <text:p>-5,9023301866</text:p>
          </table:table-cell>
          <table:table-cell table:formula="of:=[.E90]-[.F90]" office:value-type="float" office:value="0.0366802820672243">
            <text:p>0,036680282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5</text:p>
          </table:table-cell>
          <table:table-cell table:style-name="ce6" office:value-type="float" office:value="208">
            <text:p>208</text:p>
          </table:table-cell>
          <table:table-cell table:formula="of:=([.B91]*(2/(12+1))+[.C90]*(1-(2/(12+1))))" office:value-type="float" office:value="217.973897439351">
            <text:p>217,9738974394</text:p>
          </table:table-cell>
          <table:table-cell table:formula="of:=[.B91]*(2/(26+1)) + [.D90]*(1-(2/(26+1)))" office:value-type="float" office:value="224.34535485368">
            <text:p>224,3453548537</text:p>
          </table:table-cell>
          <table:table-cell table:formula="of:=[.C91]-[.D91]" office:value-type="float" office:value="-6.37145741432883">
            <text:p>-6,3714574143</text:p>
          </table:table-cell>
          <table:table-cell table:formula="of:=([.E91]*(2/(9+1))+[.F90]*(1-(2/(9+1))))" office:value-type="float" office:value="-5.99615563216702">
            <text:p>-5,9961556322</text:p>
          </table:table-cell>
          <table:table-cell table:formula="of:=[.E91]-[.F91]" office:value-type="float" office:value="-0.375301782161807">
            <text:p>-0,375301782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6</text:p>
          </table:table-cell>
          <table:table-cell table:style-name="ce6" office:value-type="float" office:value="214.5">
            <text:p>214,5</text:p>
          </table:table-cell>
          <table:table-cell table:formula="of:=([.B92]*(2/(12+1))+[.C91]*(1-(2/(12+1))))" office:value-type="float" office:value="217.439451679451">
            <text:p>217,4394516795</text:p>
          </table:table-cell>
          <table:table-cell table:formula="of:=[.B92]*(2/(26+1)) + [.D91]*(1-(2/(26+1)))" office:value-type="float" office:value="223.616069308963">
            <text:p>223,616069309</text:p>
          </table:table-cell>
          <table:table-cell table:formula="of:=[.C92]-[.D92]" office:value-type="float" office:value="-6.17661762951198">
            <text:p>-6,1766176295</text:p>
          </table:table-cell>
          <table:table-cell table:formula="of:=([.E92]*(2/(9+1))+[.F91]*(1-(2/(9+1))))" office:value-type="float" office:value="-6.03224803163602">
            <text:p>-6,0322480316</text:p>
          </table:table-cell>
          <table:table-cell table:formula="of:=[.E92]-[.F92]" office:value-type="float" office:value="-0.144369597875965">
            <text:p>-0,144369597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7</text:p>
          </table:table-cell>
          <table:table-cell table:style-name="ce6" office:value-type="float" office:value="213">
            <text:p>213</text:p>
          </table:table-cell>
          <table:table-cell table:formula="of:=([.B93]*(2/(12+1))+[.C92]*(1-(2/(12+1))))" office:value-type="float" office:value="216.756459113382">
            <text:p>216,7564591134</text:p>
          </table:table-cell>
          <table:table-cell table:formula="of:=[.B93]*(2/(26+1)) + [.D92]*(1-(2/(26+1)))" office:value-type="float" office:value="222.829693804595">
            <text:p>222,8296938046</text:p>
          </table:table-cell>
          <table:table-cell table:formula="of:=[.C93]-[.D93]" office:value-type="float" office:value="-6.07323469121374">
            <text:p>-6,0732346912</text:p>
          </table:table-cell>
          <table:table-cell table:formula="of:=([.E93]*(2/(9+1))+[.F92]*(1-(2/(9+1))))" office:value-type="float" office:value="-6.04044536355156">
            <text:p>-6,0404453636</text:p>
          </table:table-cell>
          <table:table-cell table:formula="of:=[.E93]-[.F93]" office:value-type="float" office:value="-0.0327893276621802">
            <text:p>-0,0327893277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18</text:p>
          </table:table-cell>
          <table:table-cell table:style-name="ce6" office:value-type="float" office:value="213.5">
            <text:p>213,5</text:p>
          </table:table-cell>
          <table:table-cell table:formula="of:=([.B94]*(2/(12+1))+[.C93]*(1-(2/(12+1))))" office:value-type="float" office:value="216.255465403631">
            <text:p>216,2554654036</text:p>
          </table:table-cell>
          <table:table-cell table:formula="of:=[.B94]*(2/(26+1)) + [.D93]*(1-(2/(26+1)))" office:value-type="float" office:value="222.138605374625">
            <text:p>222,1386053746</text:p>
          </table:table-cell>
          <table:table-cell table:formula="of:=[.C94]-[.D94]" office:value-type="float" office:value="-5.88313997099473">
            <text:p>-5,883139971</text:p>
          </table:table-cell>
          <table:table-cell table:formula="of:=([.E94]*(2/(9+1))+[.F93]*(1-(2/(9+1))))" office:value-type="float" office:value="-6.0089842850402">
            <text:p>-6,008984285</text:p>
          </table:table-cell>
          <table:table-cell table:formula="of:=[.E94]-[.F94]" office:value-type="float" office:value="0.125844314045463">
            <text:p>0,12584431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21</text:p>
          </table:table-cell>
          <table:table-cell table:style-name="ce6" office:value-type="float" office:value="212">
            <text:p>212</text:p>
          </table:table-cell>
          <table:table-cell table:formula="of:=([.B95]*(2/(12+1))+[.C94]*(1-(2/(12+1))))" office:value-type="float" office:value="215.600778418457">
            <text:p>215,6007784185</text:p>
          </table:table-cell>
          <table:table-cell table:formula="of:=[.B95]*(2/(26+1)) + [.D94]*(1-(2/(26+1)))" office:value-type="float" office:value="221.387597569098">
            <text:p>221,3875975691</text:p>
          </table:table-cell>
          <table:table-cell table:formula="of:=[.C95]-[.D95]" office:value-type="float" office:value="-5.78681915064087">
            <text:p>-5,7868191506</text:p>
          </table:table-cell>
          <table:table-cell table:formula="of:=([.E95]*(2/(9+1))+[.F94]*(1-(2/(9+1))))" office:value-type="float" office:value="-5.96455125816033">
            <text:p>-5,9645512582</text:p>
          </table:table-cell>
          <table:table-cell table:formula="of:=[.E95]-[.F95]" office:value-type="float" office:value="0.177732107519465">
            <text:p>0,177732107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22</text:p>
          </table:table-cell>
          <table:table-cell table:style-name="ce6" office:value-type="float" office:value="210">
            <text:p>210</text:p>
          </table:table-cell>
          <table:table-cell table:formula="of:=([.B96]*(2/(12+1))+[.C95]*(1-(2/(12+1))))" office:value-type="float" office:value="214.739120200233">
            <text:p>214,7391202002</text:p>
          </table:table-cell>
          <table:table-cell table:formula="of:=[.B96]*(2/(26+1)) + [.D95]*(1-(2/(26+1)))" office:value-type="float" office:value="220.544071823238">
            <text:p>220,5440718232</text:p>
          </table:table-cell>
          <table:table-cell table:formula="of:=[.C96]-[.D96]" office:value-type="float" office:value="-5.80495162300588">
            <text:p>-5,804951623</text:p>
          </table:table-cell>
          <table:table-cell table:formula="of:=([.E96]*(2/(9+1))+[.F95]*(1-(2/(9+1))))" office:value-type="float" office:value="-5.93263133112944">
            <text:p>-5,9326313311</text:p>
          </table:table-cell>
          <table:table-cell table:formula="of:=[.E96]-[.F96]" office:value-type="float" office:value="0.127679708123564">
            <text:p>0,127679708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23</text:p>
          </table:table-cell>
          <table:table-cell table:style-name="ce6" office:value-type="float" office:value="208.5">
            <text:p>208,5</text:p>
          </table:table-cell>
          <table:table-cell table:formula="of:=([.B97]*(2/(12+1))+[.C96]*(1-(2/(12+1))))" office:value-type="float" office:value="213.779255554043">
            <text:p>213,779255554</text:p>
          </table:table-cell>
          <table:table-cell table:formula="of:=[.B97]*(2/(26+1)) + [.D96]*(1-(2/(26+1)))" office:value-type="float" office:value="219.65191835485">
            <text:p>219,6519183549</text:p>
          </table:table-cell>
          <table:table-cell table:formula="of:=[.C97]-[.D97]" office:value-type="float" office:value="-5.87266280080752">
            <text:p>-5,8726628008</text:p>
          </table:table-cell>
          <table:table-cell table:formula="of:=([.E97]*(2/(9+1))+[.F96]*(1-(2/(9+1))))" office:value-type="float" office:value="-5.92063762506506">
            <text:p>-5,9206376251</text:p>
          </table:table-cell>
          <table:table-cell table:formula="of:=[.E97]-[.F97]" office:value-type="float" office:value="0.0479748242575386">
            <text:p>0,047974824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28</text:p>
          </table:table-cell>
          <table:table-cell table:style-name="ce6" office:value-type="float" office:value="183.4">
            <text:p>183,4</text:p>
          </table:table-cell>
          <table:table-cell table:formula="of:=([.B98]*(2/(12+1))+[.C97]*(1-(2/(12+1))))" office:value-type="float" office:value="209.105523930344">
            <text:p>209,1055239303</text:p>
          </table:table-cell>
          <table:table-cell table:formula="of:=[.B98]*(2/(26+1)) + [.D97]*(1-(2/(26+1)))" office:value-type="float" office:value="216.966591069306">
            <text:p>216,9665910693</text:p>
          </table:table-cell>
          <table:table-cell table:formula="of:=[.C98]-[.D98]" office:value-type="float" office:value="-7.86106713896197">
            <text:p>-7,861067139</text:p>
          </table:table-cell>
          <table:table-cell table:formula="of:=([.E98]*(2/(9+1))+[.F97]*(1-(2/(9+1))))" office:value-type="float" office:value="-6.30872352784444">
            <text:p>-6,3087235278</text:p>
          </table:table-cell>
          <table:table-cell table:formula="of:=[.E98]-[.F98]" office:value-type="float" office:value="-1.55234361111753">
            <text:p>-1,552343611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29</text:p>
          </table:table-cell>
          <table:table-cell table:style-name="ce6" office:value-type="float" office:value="192.4">
            <text:p>192,4</text:p>
          </table:table-cell>
          <table:table-cell table:formula="of:=([.B99]*(2/(12+1))+[.C98]*(1-(2/(12+1))))" office:value-type="float" office:value="206.535443325676">
            <text:p>206,5354433257</text:p>
          </table:table-cell>
          <table:table-cell table:formula="of:=[.B99]*(2/(26+1)) + [.D98]*(1-(2/(26+1)))" office:value-type="float" office:value="215.146843582691">
            <text:p>215,1468435827</text:p>
          </table:table-cell>
          <table:table-cell table:formula="of:=[.C99]-[.D99]" office:value-type="float" office:value="-8.61140025701502">
            <text:p>-8,611400257</text:p>
          </table:table-cell>
          <table:table-cell table:formula="of:=([.E99]*(2/(9+1))+[.F98]*(1-(2/(9+1))))" office:value-type="float" office:value="-6.76925887367856">
            <text:p>-6,7692588737</text:p>
          </table:table-cell>
          <table:table-cell table:formula="of:=[.E99]-[.F99]" office:value-type="float" office:value="-1.84214138333646">
            <text:p>-1,842141383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0-12-30</text:p>
          </table:table-cell>
          <table:table-cell table:style-name="ce6" office:value-type="float" office:value="198">
            <text:p>198</text:p>
          </table:table-cell>
          <table:table-cell table:formula="of:=([.B100]*(2/(12+1))+[.C99]*(1-(2/(12+1))))" office:value-type="float" office:value="205.222298198649">
            <text:p>205,2222981986</text:p>
          </table:table-cell>
          <table:table-cell table:formula="of:=[.B100]*(2/(26+1)) + [.D99]*(1-(2/(26+1)))" office:value-type="float" office:value="213.87670702101">
            <text:p>213,876707021</text:p>
          </table:table-cell>
          <table:table-cell table:formula="of:=[.C100]-[.D100]" office:value-type="float" office:value="-8.65440882236126">
            <text:p>-8,6544088224</text:p>
          </table:table-cell>
          <table:table-cell table:formula="of:=([.E100]*(2/(9+1))+[.F99]*(1-(2/(9+1))))" office:value-type="float" office:value="-7.1462888634151">
            <text:p>-7,1462888634</text:p>
          </table:table-cell>
          <table:table-cell table:formula="of:=[.E100]-[.F100]" office:value-type="float" office:value="-1.50811995894616">
            <text:p>-1,5081199589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1-01-04</text:p>
          </table:table-cell>
          <table:table-cell table:style-name="ce6" office:value-type="float" office:value="184.6">
            <text:p>184,6</text:p>
          </table:table-cell>
          <table:table-cell table:formula="of:=([.B101]*(2/(12+1))+[.C100]*(1-(2/(12+1))))" office:value-type="float" office:value="202.049636937318">
            <text:p>202,0496369373</text:p>
          </table:table-cell>
          <table:table-cell table:formula="of:=[.B101]*(2/(26+1)) + [.D100]*(1-(2/(26+1)))" office:value-type="float" office:value="211.708062056491">
            <text:p>211,7080620565</text:p>
          </table:table-cell>
          <table:table-cell table:formula="of:=[.C101]-[.D101]" office:value-type="float" office:value="-9.65842511917259">
            <text:p>-9,6584251192</text:p>
          </table:table-cell>
          <table:table-cell table:formula="of:=([.E101]*(2/(9+1))+[.F100]*(1-(2/(9+1))))" office:value-type="float" office:value="-7.6487161145666">
            <text:p>-7,6487161146</text:p>
          </table:table-cell>
          <table:table-cell table:formula="of:=[.E101]-[.F101]" office:value-type="float" office:value="-2.00970900460599">
            <text:p>-2,0097090046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1-01-05</text:p>
          </table:table-cell>
          <table:table-cell table:style-name="ce6" office:value-type="float" office:value="193.6">
            <text:p>193,6</text:p>
          </table:table-cell>
          <table:table-cell table:formula="of:=([.B102]*(2/(12+1))+[.C101]*(1-(2/(12+1))))" office:value-type="float" office:value="200.749692793115">
            <text:p>200,7496927931</text:p>
          </table:table-cell>
          <table:table-cell table:formula="of:=[.B102]*(2/(26+1)) + [.D101]*(1-(2/(26+1)))" office:value-type="float" office:value="210.36672412638">
            <text:p>210,3667241264</text:p>
          </table:table-cell>
          <table:table-cell table:formula="of:=[.C102]-[.D102]" office:value-type="float" office:value="-9.61703133326495">
            <text:p>-9,6170313333</text:p>
          </table:table-cell>
          <table:table-cell table:formula="of:=([.E102]*(2/(9+1))+[.F101]*(1-(2/(9+1))))" office:value-type="float" office:value="-8.04237915830627">
            <text:p>-8,0423791583</text:p>
          </table:table-cell>
          <table:table-cell table:formula="of:=[.E102]-[.F102]" office:value-type="float" office:value="-1.57465217495868">
            <text:p>-1,57465217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1-01-06</text:p>
          </table:table-cell>
          <table:table-cell table:style-name="ce6" office:value-type="float" office:value="192.4">
            <text:p>192,4</text:p>
          </table:table-cell>
          <table:table-cell table:formula="of:=([.B103]*(2/(12+1))+[.C102]*(1-(2/(12+1))))" office:value-type="float" office:value="199.465124671098">
            <text:p>199,4651246711</text:p>
          </table:table-cell>
          <table:table-cell table:formula="of:=[.B103]*(2/(26+1)) + [.D102]*(1-(2/(26+1)))" office:value-type="float" office:value="209.035855672574">
            <text:p>209,0358556726</text:p>
          </table:table-cell>
          <table:table-cell table:formula="of:=[.C103]-[.D103]" office:value-type="float" office:value="-9.57073100147676">
            <text:p>-9,5707310015</text:p>
          </table:table-cell>
          <table:table-cell table:formula="of:=([.E103]*(2/(9+1))+[.F102]*(1-(2/(9+1))))" office:value-type="float" office:value="-8.34804952694037">
            <text:p>-8,3480495269</text:p>
          </table:table-cell>
          <table:table-cell table:formula="of:=[.E103]-[.F103]" office:value-type="float" office:value="-1.22268147453639">
            <text:p>-1,222681474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2021-01-07</text:p>
          </table:table-cell>
          <table:table-cell table:style-name="ce6" office:value-type="float" office:value="180.8">
            <text:p>180,8</text:p>
          </table:table-cell>
          <table:table-cell table:formula="of:=([.B104]*(2/(12+1))+[.C103]*(1-(2/(12+1))))" office:value-type="float" office:value="196.59356702939">
            <text:p>196,5935670294</text:p>
          </table:table-cell>
          <table:table-cell table:formula="of:=[.B104]*(2/(26+1)) + [.D103]*(1-(2/(26+1)))" office:value-type="float" office:value="206.944310807939">
            <text:p>206,9443108079</text:p>
          </table:table-cell>
          <table:table-cell table:formula="of:=[.C104]-[.D104]" office:value-type="float" office:value="-10.3507437785489">
            <text:p>-10,3507437785</text:p>
          </table:table-cell>
          <table:table-cell table:formula="of:=([.E104]*(2/(9+1))+[.F103]*(1-(2/(9+1))))" office:value-type="float" office:value="-8.74858837726208">
            <text:p>-8,7485883773</text:p>
          </table:table-cell>
          <table:table-cell table:formula="of:=[.E104]-[.F104]" office:value-type="float" office:value="-1.60215540128686">
            <text:p>-1,6021554013</text:p>
          </table:table-cell>
          <table:table-cell table:number-columns-repeated="1017"/>
        </table:table-row>
        <table:table-row table:style-name="ro3" table:number-rows-repeated="26">
          <table:table-cell table:style-name="ce5"/>
          <table:table-cell table:style-name="ce6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 table:number-rows-repeated="24">
          <table:table-cell table:style-name="ce7"/>
          <table:table-cell table:number-columns-repeated="1023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6P0" style:volatile="true">
      <number:day/>
      <number:text>-</number:text>
      <number:month number:textual="true"/>
      <number:text>-</number:text>
      <number:year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8.01.2021</text:date>, <text:time>20:3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ACD" style:display-name="PageStyle_MA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08T20:31:33.76</dc:date>
    <meta:editing-duration>PT11M46S</meta:editing-duration>
    <meta:editing-cycles>1</meta:editing-cycles>
    <meta:document-statistic meta:table-count="1" meta:cell-count="5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d9d9d9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7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gap-width="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a6a6a6" svg:stroke-opacity="35%"/>
    </style:style>
    <style:style style:name="ch8" style:family="chart" style:data-style-name="N8000">
      <style:chart-properties chart:label-position="outside">
        <chart:label-separator>
          <text:p>; </text:p>
        </chart:label-separator>
      </style:chart-properties>
      <style:graphic-properties svg:stroke-color="#a6a6a6" draw:fill-color="#dce6f2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a6a6a6" draw:fill-color="#a6a6a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655cm" svg:height="8.697cm" xlink:href=".." xlink:type="simple" chart:class="chart:bar" chart:style-name="ch1">
        <chart:title svg:x="3.728cm" svg:y="0.308cm" chart:style-name="ch2">
          <text:p>MACD &amp; Signal</text:p>
        </chart:title>
        <chart:legend chart:legend-position="end" svg:x="3.44cm" svg:y="1.417cm" style:legend-expansion="custom" chartooo:width="2.691cm" chartooo:height="1.775cm" style:legend-expansion-aspect-ratio="1.51605633802817" chart:style-name="ch3"/>
        <chart:plot-area chart:style-name="ch4" table:cell-range-address="MACD.A30:MACD.A70 MACD.E4:MACD.G4 MACD.E30:MACD.G70" chart:data-source-has-labels="both" svg:x="0.174cm" svg:y="1.176cm" svg:width="11.193cm" svg:height="6.86cm">
          <chartooo:coordinate-region svg:x="0.751cm" svg:y="1.375cm" svg:width="10.616cm" svg:height="6.462cm"/>
          <chart:axis chart:dimension="x" chart:name="primary-x" chart:style-name="ch5" chartooo:axis-type="text">
            <chart:categories table:cell-range-address="MACD.A30:MAC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CD.G30:MACD.G70" chart:label-cell-address="MACD.G4:MACD.G4" chart:class="chart:bar">
            <chart:data-point chart:repeated="41"/>
          </chart:series>
          <chart:series chart:style-name="ch9" chart:values-cell-range-address="MACD.E30:MACD.E70" chart:label-cell-address="MACD.E4:MACD.E4" chart:class="chart:line">
            <chart:data-point chart:repeated="41"/>
          </chart:series>
          <chart:series chart:style-name="ch10" chart:values-cell-range-address="MACD.F30:MACD.F70" chart:label-cell-address="MACD.F4:MACD.F4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gram</text:p>
                <draw:g>
                  <svg:desc>MACD.G4:MACD.G4</svg:desc>
                </draw:g>
              </table:table-cell>
              <table:table-cell office:value-type="string">
                <text:p>MACD</text:p>
                <draw:g>
                  <svg:desc>MACD.E4:MACD.E4</svg:desc>
                </draw:g>
              </table:table-cell>
              <table:table-cell office:value-type="string">
                <text:p>Signal</text:p>
                <draw:g>
                  <svg:desc>MACD.F4:MACD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9-21</text:p>
                <draw:g>
                  <svg:desc>MACD.A30:MACD.A70</svg:desc>
                </draw:g>
              </table:table-cell>
              <table:table-cell office:value-type="float" office:value="NaN">
                <text:p>NaN</text:p>
                <draw:g>
                  <svg:desc>MACD.G30:MACD.G70</svg:desc>
                </draw:g>
              </table:table-cell>
              <table:table-cell office:value-type="float" office:value="-0.548927227225221">
                <text:p>-0.548927227225221</text:p>
                <draw:g>
                  <svg:desc>MACD.E30:MACD.E70</svg:desc>
                </draw:g>
              </table:table-cell>
              <table:table-cell office:value-type="float" office:value="NaN">
                <text:p>NaN</text:p>
                <draw:g>
                  <svg:desc>MACD.F30:MACD.F70</svg:desc>
                </draw:g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NaN">
                <text:p>NaN</text:p>
              </table:table-cell>
              <table:table-cell office:value-type="float" office:value="-0.525840022861416">
                <text:p>-0.52584002286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NaN">
                <text:p>NaN</text:p>
              </table:table-cell>
              <table:table-cell office:value-type="float" office:value="-0.262443039124975">
                <text:p>-0.262443039124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NaN">
                <text:p>NaN</text:p>
              </table:table-cell>
              <table:table-cell office:value-type="float" office:value="-0.252517276492455">
                <text:p>-0.25251727649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NaN">
                <text:p>NaN</text:p>
              </table:table-cell>
              <table:table-cell office:value-type="float" office:value="-0.401407151620901">
                <text:p>-0.401407151620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NaN">
                <text:p>NaN</text:p>
              </table:table-cell>
              <table:table-cell office:value-type="float" office:value="0.00503419580411446">
                <text:p>0.0050341958041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NaN">
                <text:p>NaN</text:p>
              </table:table-cell>
              <table:table-cell office:value-type="float" office:value="0.283527739276053">
                <text:p>0.28352773927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NaN">
                <text:p>NaN</text:p>
              </table:table-cell>
              <table:table-cell office:value-type="float" office:value="1.45575455835774">
                <text:p>1.45575455835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2.12304743670947">
                <text:p>2.12304743670947</text:p>
              </table:table-cell>
              <table:table-cell office:value-type="float" office:value="2.35757608831227">
                <text:p>2.35757608831227</text:p>
              </table:table-cell>
              <table:table-cell office:value-type="float" office:value="0.234528651602801">
                <text:p>0.234528651602801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2.17837097816357">
                <text:p>2.17837097816357</text:p>
              </table:table-cell>
              <table:table-cell office:value-type="float" office:value="2.95749237430726">
                <text:p>2.95749237430726</text:p>
              </table:table-cell>
              <table:table-cell office:value-type="float" office:value="0.779121396143694">
                <text:p>0.779121396143694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1.90029680338876">
                <text:p>1.90029680338876</text:p>
              </table:table-cell>
              <table:table-cell office:value-type="float" office:value="3.15449240037964">
                <text:p>3.15449240037964</text:p>
              </table:table-cell>
              <table:table-cell office:value-type="float" office:value="1.25419559699088">
                <text:p>1.25419559699088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1.99786032035972">
                <text:p>1.99786032035972</text:p>
              </table:table-cell>
              <table:table-cell office:value-type="float" office:value="3.75152099744054">
                <text:p>3.75152099744054</text:p>
              </table:table-cell>
              <table:table-cell office:value-type="float" office:value="1.75366067708081">
                <text:p>1.75366067708081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2.09783647327237">
                <text:p>2.09783647327237</text:p>
              </table:table-cell>
              <table:table-cell office:value-type="float" office:value="4.37595626867127">
                <text:p>4.37595626867127</text:p>
              </table:table-cell>
              <table:table-cell office:value-type="float" office:value="2.27811979539891">
                <text:p>2.27811979539891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2.18930251084298">
                <text:p>2.18930251084298</text:p>
              </table:table-cell>
              <table:table-cell office:value-type="float" office:value="5.01474793395263">
                <text:p>5.01474793395263</text:p>
              </table:table-cell>
              <table:table-cell office:value-type="float" office:value="2.82544542310965">
                <text:p>2.82544542310965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2.07419691743011">
                <text:p>2.07419691743011</text:p>
              </table:table-cell>
              <table:table-cell office:value-type="float" office:value="5.41819156989729">
                <text:p>5.41819156989729</text:p>
              </table:table-cell>
              <table:table-cell office:value-type="float" office:value="3.34399465246718">
                <text:p>3.34399465246718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2.18191988973939">
                <text:p>2.18191988973939</text:p>
              </table:table-cell>
              <table:table-cell office:value-type="float" office:value="6.07139451464141">
                <text:p>6.07139451464141</text:p>
              </table:table-cell>
              <table:table-cell office:value-type="float" office:value="3.88947462490203">
                <text:p>3.88947462490203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2.29105210950335">
                <text:p>2.29105210950335</text:p>
              </table:table-cell>
              <table:table-cell office:value-type="float" office:value="6.75328976178122">
                <text:p>6.75328976178122</text:p>
              </table:table-cell>
              <table:table-cell office:value-type="float" office:value="4.46223765227786">
                <text:p>4.46223765227786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2.19867196433505">
                <text:p>2.19867196433505</text:p>
              </table:table-cell>
              <table:table-cell office:value-type="float" office:value="7.21057760769668">
                <text:p>7.21057760769668</text:p>
              </table:table-cell>
              <table:table-cell office:value-type="float" office:value="5.01190564336163">
                <text:p>5.01190564336163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1.46927796393746">
                <text:p>1.46927796393746</text:p>
              </table:table-cell>
              <table:table-cell office:value-type="float" office:value="6.84850309828346">
                <text:p>6.84850309828346</text:p>
              </table:table-cell>
              <table:table-cell office:value-type="float" office:value="5.379225134346">
                <text:p>5.379225134346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1.30085940253055">
                <text:p>1.30085940253055</text:p>
              </table:table-cell>
              <table:table-cell office:value-type="float" office:value="7.00529938750918">
                <text:p>7.00529938750918</text:p>
              </table:table-cell>
              <table:table-cell office:value-type="float" office:value="5.70443998497863">
                <text:p>5.70443998497863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1.13891608495784">
                <text:p>1.13891608495784</text:p>
              </table:table-cell>
              <table:table-cell office:value-type="float" office:value="7.12808509117593">
                <text:p>7.12808509117593</text:p>
              </table:table-cell>
              <table:table-cell office:value-type="float" office:value="5.98916900621809">
                <text:p>5.98916900621809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0.859289513307941">
                <text:p>0.859289513307941</text:p>
              </table:table-cell>
              <table:table-cell office:value-type="float" office:value="7.06328089785302">
                <text:p>7.06328089785302</text:p>
              </table:table-cell>
              <table:table-cell office:value-type="float" office:value="6.20399138454508">
                <text:p>6.20399138454508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0.550510182144465">
                <text:p>0.550510182144465</text:p>
              </table:table-cell>
              <table:table-cell office:value-type="float" office:value="6.89212911222566">
                <text:p>6.89212911222566</text:p>
              </table:table-cell>
              <table:table-cell office:value-type="float" office:value="6.3416189300812">
                <text:p>6.3416189300812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0.174572800994372">
                <text:p>0.174572800994372</text:p>
              </table:table-cell>
              <table:table-cell office:value-type="float" office:value="6.55983493132416">
                <text:p>6.55983493132416</text:p>
              </table:table-cell>
              <table:table-cell office:value-type="float" office:value="6.38526213032979">
                <text:p>6.38526213032979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-0.192239740909813">
                <text:p>-0.192239740909813</text:p>
              </table:table-cell>
              <table:table-cell office:value-type="float" office:value="6.14496245419252">
                <text:p>6.14496245419252</text:p>
              </table:table-cell>
              <table:table-cell office:value-type="float" office:value="6.33720219510234">
                <text:p>6.33720219510234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-0.374121777976815">
                <text:p>-0.374121777976815</text:p>
              </table:table-cell>
              <table:table-cell office:value-type="float" office:value="5.86954997263132">
                <text:p>5.86954997263132</text:p>
              </table:table-cell>
              <table:table-cell office:value-type="float" office:value="6.24367175060813">
                <text:p>6.24367175060813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-0.0467997182671454">
                <text:p>-0.0467997182671454</text:p>
              </table:table-cell>
              <table:table-cell office:value-type="float" office:value="6.1851721027742">
                <text:p>6.1851721027742</text:p>
              </table:table-cell>
              <table:table-cell office:value-type="float" office:value="6.23197182104135">
                <text:p>6.23197182104135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-0.215091290560867">
                <text:p>-0.215091290560867</text:p>
              </table:table-cell>
              <table:table-cell office:value-type="float" office:value="5.96310770784027">
                <text:p>5.96310770784027</text:p>
              </table:table-cell>
              <table:table-cell office:value-type="float" office:value="6.17819899840113">
                <text:p>6.17819899840113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-0.174170216353415">
                <text:p>-0.174170216353415</text:p>
              </table:table-cell>
              <table:table-cell office:value-type="float" office:value="5.96048622795936">
                <text:p>5.96048622795936</text:p>
              </table:table-cell>
              <table:table-cell office:value-type="float" office:value="6.13465644431278">
                <text:p>6.13465644431278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-0.450590536339904">
                <text:p>-0.450590536339904</text:p>
              </table:table-cell>
              <table:table-cell office:value-type="float" office:value="5.5714182738879">
                <text:p>5.5714182738879</text:p>
              </table:table-cell>
              <table:table-cell office:value-type="float" office:value="6.0220088102278">
                <text:p>6.0220088102278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-0.336037923009703">
                <text:p>-0.336037923009703</text:p>
              </table:table-cell>
              <table:table-cell office:value-type="float" office:value="5.60196140646568">
                <text:p>5.60196140646568</text:p>
              </table:table-cell>
              <table:table-cell office:value-type="float" office:value="5.93799932947538">
                <text:p>5.93799932947538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-1.38565879234958">
                <text:p>-1.38565879234958</text:p>
              </table:table-cell>
              <table:table-cell office:value-type="float" office:value="4.2059258390384">
                <text:p>4.2059258390384</text:p>
              </table:table-cell>
              <table:table-cell office:value-type="float" office:value="5.59158463138798">
                <text:p>5.59158463138798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-1.76660904960309">
                <text:p>-1.76660904960309</text:p>
              </table:table-cell>
              <table:table-cell office:value-type="float" office:value="3.38332331938412">
                <text:p>3.38332331938412</text:p>
              </table:table-cell>
              <table:table-cell office:value-type="float" office:value="5.14993236898721">
                <text:p>5.14993236898721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-2.69362680932911">
                <text:p>-2.69362680932911</text:p>
              </table:table-cell>
              <table:table-cell office:value-type="float" office:value="1.78289885732582">
                <text:p>1.78289885732582</text:p>
              </table:table-cell>
              <table:table-cell office:value-type="float" office:value="4.47652566665493">
                <text:p>4.47652566665493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-2.82327369246693">
                <text:p>-2.82327369246693</text:p>
              </table:table-cell>
              <table:table-cell office:value-type="float" office:value="0.947433551071271">
                <text:p>0.947433551071271</text:p>
              </table:table-cell>
              <table:table-cell office:value-type="float" office:value="3.7707072435382">
                <text:p>3.7707072435382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-2.50373050593771">
                <text:p>-2.50373050593771</text:p>
              </table:table-cell>
              <table:table-cell office:value-type="float" office:value="0.641044111116059">
                <text:p>0.641044111116059</text:p>
              </table:table-cell>
              <table:table-cell office:value-type="float" office:value="3.14477461705377">
                <text:p>3.14477461705377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-3.76440041029353">
                <text:p>-3.76440041029353</text:p>
              </table:table-cell>
              <table:table-cell office:value-type="float" office:value="-1.56072589581314">
                <text:p>-1.56072589581314</text:p>
              </table:table-cell>
              <table:table-cell office:value-type="float" office:value="2.20367451448039">
                <text:p>2.20367451448039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-4.28159177740241">
                <text:p>-4.28159177740241</text:p>
              </table:table-cell>
              <table:table-cell office:value-type="float" office:value="-3.14831520727262">
                <text:p>-3.14831520727262</text:p>
              </table:table-cell>
              <table:table-cell office:value-type="float" office:value="1.13327657012979">
                <text:p>1.13327657012979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-4.55118521638862">
                <text:p>-4.55118521638862</text:p>
              </table:table-cell>
              <table:table-cell office:value-type="float" office:value="-4.55570495035599">
                <text:p>-4.55570495035599</text:p>
              </table:table-cell>
              <table:table-cell office:value-type="float" office:value="-0.00451973396736627">
                <text:p>-0.00451973396736627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-4.9601717846129">
                <text:p>-4.9601717846129</text:p>
              </table:table-cell>
              <table:table-cell office:value-type="float" office:value="-6.20473446473349">
                <text:p>-6.20473446473349</text:p>
              </table:table-cell>
              <table:table-cell office:value-type="float" office:value="-1.24456268012059">
                <text:p>-1.24456268012059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-4.84942330482966">
                <text:p>-4.84942330482966</text:p>
              </table:table-cell>
              <table:table-cell office:value-type="float" office:value="-7.30634181115767">
                <text:p>-7.30634181115767</text:p>
              </table:table-cell>
              <table:table-cell office:value-type="float" office:value="-2.45691850632801">
                <text:p>-2.45691850632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878787"/>
    </style:style>
    <style:style style:name="ch2" style:family="chart">
      <style:graphic-properties svg:stroke-color="#a6a6a6" draw:fill="solid" draw:fill-color="#ffffff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8036">
      <style:chart-properties chart:display-label="true" chart:logarithmic="false" chart:reverse-direction="false" text:line-break="false" chart:label-arrangement="side-by-side" chart:axis-position="0" chart:tick-mark-position="at-axis" style:rotation-angle="27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818cm" svg:height="8.725cm" xlink:href=".." xlink:type="simple" chart:class="chart:line" chart:style-name="ch1">
        <chart:legend chart:legend-position="end" svg:x="1.822cm" svg:y="3.694cm" style:legend-expansion="custom" chartooo:width="2.977cm" chartooo:height="1.199cm" style:legend-expansion-aspect-ratio="2.48290241868224" chart:style-name="ch2"/>
        <chart:plot-area chart:style-name="ch3" table:cell-range-address="MACD.A5:MACD.A70 MACD.C4:MACD.D70" chart:data-source-has-labels="both" svg:x="0.263cm" svg:y="0.249cm" svg:width="10.695cm" svg:height="8.37cm">
          <chartooo:coordinate-region svg:x="1.07cm" svg:y="0.448cm" svg:width="9.841cm" svg:height="6.227cm"/>
          <chart:axis chart:dimension="x" chart:name="primary-x" chart:style-name="ch4" chartooo:axis-type="text">
            <chart:categories table:cell-range-address="MACD.A5:MACD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D.C5:MACD.C70" chart:label-cell-address="MACD.C4:MACD.C4" chart:class="chart:line">
            <chart:data-point chart:repeated="66"/>
          </chart:series>
          <chart:series chart:style-name="ch8" chart:values-cell-range-address="MACD.D5:MACD.D70" chart:label-cell-address="MACD.D4:MACD.D4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Day EMA</text:p>
                <draw:g>
                  <svg:desc>MACD.C4:MACD.C4</svg:desc>
                </draw:g>
              </table:table-cell>
              <table:table-cell office:value-type="string">
                <text:p>26 Day EMA</text:p>
                <draw:g>
                  <svg:desc>MACD.D4:MAC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8-17</text:p>
                <draw:g>
                  <svg:desc>MACD.A5:MACD.A70</svg:desc>
                </draw:g>
              </table:table-cell>
              <table:table-cell office:value-type="float" office:value="NaN">
                <text:p>NaN</text:p>
                <draw:g>
                  <svg:desc>MACD.C5:MACD.C70</svg:desc>
                </draw:g>
              </table:table-cell>
              <table:table-cell office:value-type="float" office:value="NaN">
                <text:p>NaN</text:p>
                <draw:g>
                  <svg:desc>MACD.D5:MACD.D70</svg:desc>
                </draw:g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231.166666666667">
                <text:p>231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233.448717948718">
                <text:p>233.448717948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234.2258382643">
                <text:p>234.225838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233.652632377484">
                <text:p>233.652632377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7</text:p>
              </table:table-cell>
              <table:table-cell office:value-type="float" office:value="234.090688934795">
                <text:p>234.090688934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233.384429098672">
                <text:p>233.38442909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233.248363083492">
                <text:p>233.24836308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232.825537993724">
                <text:p>232.82553799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232.390839840843">
                <text:p>232.390839840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232.099941403791">
                <text:p>232.099941403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232.238411957053">
                <text:p>232.238411957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233.20173319443">
                <text:p>233.2017331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232.939928087595">
                <text:p>232.939928087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232.487631458734">
                <text:p>232.487631458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231.720303542006">
                <text:p>231.720303542006</text:p>
              </table:table-cell>
              <table:table-cell office:value-type="float" office:value="232.269230769231">
                <text:p>232.269230769231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231.686410689389">
                <text:p>231.686410689389</text:p>
              </table:table-cell>
              <table:table-cell office:value-type="float" office:value="232.212250712251">
                <text:p>232.212250712251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232.119270583329">
                <text:p>232.119270583329</text:p>
              </table:table-cell>
              <table:table-cell office:value-type="float" office:value="232.381713622454">
                <text:p>232.381713622454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232.100921262817">
                <text:p>232.100921262817</text:p>
              </table:table-cell>
              <table:table-cell office:value-type="float" office:value="232.35343853931">
                <text:p>232.35343853931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231.777702606999">
                <text:p>231.777702606999</text:p>
              </table:table-cell>
              <table:table-cell office:value-type="float" office:value="232.17910975862">
                <text:p>232.17910975862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232.50420989823">
                <text:p>232.50420989823</text:p>
              </table:table-cell>
              <table:table-cell office:value-type="float" office:value="232.499175702426">
                <text:p>232.499175702426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233.042023760041">
                <text:p>233.042023760041</text:p>
              </table:table-cell>
              <table:table-cell office:value-type="float" office:value="232.758496020765">
                <text:p>232.758496020765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235.343250873881">
                <text:p>235.343250873881</text:p>
              </table:table-cell>
              <table:table-cell office:value-type="float" office:value="233.887496315523">
                <text:p>233.887496315523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237.29044304713">
                <text:p>237.29044304713</text:p>
              </table:table-cell>
              <table:table-cell office:value-type="float" office:value="234.932866958818">
                <text:p>234.932866958818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238.784221039879">
                <text:p>238.784221039879</text:p>
              </table:table-cell>
              <table:table-cell office:value-type="float" office:value="235.826728665572">
                <text:p>235.826728665572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239.586648572205">
                <text:p>239.586648572205</text:p>
              </table:table-cell>
              <table:table-cell office:value-type="float" office:value="236.432156171826">
                <text:p>236.432156171826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241.18870263802">
                <text:p>241.18870263802</text:p>
              </table:table-cell>
              <table:table-cell office:value-type="float" office:value="237.437181640579">
                <text:p>237.437181640579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242.928902232171">
                <text:p>242.928902232171</text:p>
              </table:table-cell>
              <table:table-cell office:value-type="float" office:value="238.552945963499">
                <text:p>238.552945963499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244.785994196452">
                <text:p>244.785994196452</text:p>
              </table:table-cell>
              <table:table-cell office:value-type="float" office:value="239.771246262499">
                <text:p>239.771246262499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246.280456627767">
                <text:p>246.280456627767</text:p>
              </table:table-cell>
              <table:table-cell office:value-type="float" office:value="240.86226505787">
                <text:p>240.86226505787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248.314232531188">
                <text:p>248.314232531188</text:p>
              </table:table-cell>
              <table:table-cell office:value-type="float" office:value="242.242838016546">
                <text:p>242.242838016546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250.49665829562">
                <text:p>250.49665829562</text:p>
              </table:table-cell>
              <table:table-cell office:value-type="float" office:value="243.743368533839">
                <text:p>243.743368533839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252.34332625014">
                <text:p>252.34332625014</text:p>
              </table:table-cell>
              <table:table-cell office:value-type="float" office:value="245.132748642444">
                <text:p>245.132748642444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252.675122211657">
                <text:p>252.675122211657</text:p>
              </table:table-cell>
              <table:table-cell office:value-type="float" office:value="245.826619113374">
                <text:p>245.826619113374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253.955872640633">
                <text:p>253.955872640633</text:p>
              </table:table-cell>
              <table:table-cell office:value-type="float" office:value="246.950573253124">
                <text:p>246.950573253124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255.19343069592">
                <text:p>255.19343069592</text:p>
              </table:table-cell>
              <table:table-cell office:value-type="float" office:value="248.065345604744">
                <text:p>248.065345604744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256.086749050394">
                <text:p>256.086749050394</text:p>
              </table:table-cell>
              <table:table-cell office:value-type="float" office:value="249.023468152541">
                <text:p>249.023468152541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256.765710734949">
                <text:p>256.765710734949</text:p>
              </table:table-cell>
              <table:table-cell office:value-type="float" office:value="249.873581622723">
                <text:p>249.873581622723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257.109447544957">
                <text:p>257.109447544957</text:p>
              </table:table-cell>
              <table:table-cell office:value-type="float" office:value="250.549612613633">
                <text:p>250.549612613633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257.246455614963">
                <text:p>257.246455614963</text:p>
              </table:table-cell>
              <table:table-cell office:value-type="float" office:value="251.101493160771">
                <text:p>251.101493160771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257.593154751123">
                <text:p>257.593154751123</text:p>
              </table:table-cell>
              <table:table-cell office:value-type="float" office:value="251.723604778492">
                <text:p>251.723604778492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259.040361712489">
                <text:p>259.040361712489</text:p>
              </table:table-cell>
              <table:table-cell office:value-type="float" office:value="252.855189609714">
                <text:p>252.855189609714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259.495690679798">
                <text:p>259.495690679798</text:p>
              </table:table-cell>
              <table:table-cell office:value-type="float" office:value="253.532582971958">
                <text:p>253.532582971958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260.342507498291">
                <text:p>260.342507498291</text:p>
              </table:table-cell>
              <table:table-cell office:value-type="float" office:value="254.382021270331">
                <text:p>254.382021270331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260.443660190861">
                <text:p>260.443660190861</text:p>
              </table:table-cell>
              <table:table-cell office:value-type="float" office:value="254.872241916973">
                <text:p>254.872241916973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261.29848169996">
                <text:p>261.29848169996</text:p>
              </table:table-cell>
              <table:table-cell office:value-type="float" office:value="255.696520293494">
                <text:p>255.696520293494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259.406407592273">
                <text:p>259.406407592273</text:p>
              </table:table-cell>
              <table:table-cell office:value-type="float" office:value="255.200481753235">
                <text:p>255.200481753235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258.420806424231">
                <text:p>258.420806424231</text:p>
              </table:table-cell>
              <table:table-cell office:value-type="float" office:value="255.037483104847">
                <text:p>255.037483104847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255.817605435888">
                <text:p>255.817605435888</text:p>
              </table:table-cell>
              <table:table-cell office:value-type="float" office:value="254.034706578562">
                <text:p>254.034706578562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254.461050753444">
                <text:p>254.461050753444</text:p>
              </table:table-cell>
              <table:table-cell office:value-type="float" office:value="253.513617202372">
                <text:p>253.513617202372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254.005504483683">
                <text:p>254.005504483683</text:p>
              </table:table-cell>
              <table:table-cell office:value-type="float" office:value="253.364460372567">
                <text:p>253.364460372567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249.850811486193">
                <text:p>249.850811486193</text:p>
              </table:table-cell>
              <table:table-cell office:value-type="float" office:value="251.411537382007">
                <text:p>251.411537382007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246.566071257548">
                <text:p>246.566071257548</text:p>
              </table:table-cell>
              <table:table-cell office:value-type="float" office:value="249.714386464821">
                <text:p>249.714386464821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243.402060294849">
                <text:p>243.402060294849</text:p>
              </table:table-cell>
              <table:table-cell office:value-type="float" office:value="247.957765245205">
                <text:p>247.957765245205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239.570974095641">
                <text:p>239.570974095641</text:p>
              </table:table-cell>
              <table:table-cell office:value-type="float" office:value="245.775708560375">
                <text:p>245.775708560375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236.560055004004">
                <text:p>236.560055004004</text:p>
              </table:table-cell>
              <table:table-cell office:value-type="float" office:value="243.866396815162">
                <text:p>243.866396815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